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3.7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72cm" style:rel-column-width="32767*"/>
    </style:style>
    <style:style style:name="Table8.B" style:family="table-column">
      <style:table-column-properties style:column-width="3.62cm" style:rel-column-width="9074*"/>
    </style:style>
    <style:style style:name="Table8.C" style:family="table-column">
      <style:table-column-properties style:column-width="5.69cm" style:rel-column-width="14264*"/>
    </style:style>
    <style:style style:name="Table8.D" style:family="table-column">
      <style:table-column-properties style:column-width="3.762cm" style:rel-column-width="943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Table_20_Contents">
      <style:text-properties officeooo:paragraph-rsid="051133a8"/>
    </style:style>
    <style:style style:name="P3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text-properties officeooo:paragraph-rsid="032539cf"/>
    </style:style>
    <style:style style:name="P35" style:family="paragraph" style:parent-style-name="Table_20_Contents">
      <style:text-properties officeooo:paragraph-rsid="03d70fa4"/>
    </style:style>
    <style:style style:name="P36" style:family="paragraph" style:parent-style-name="Table_20_Contents">
      <style:text-properties officeooo:paragraph-rsid="03d2b776"/>
    </style:style>
    <style:style style:name="P37" style:family="paragraph" style:parent-style-name="Table_20_Contents">
      <style:text-properties officeooo:paragraph-rsid="0378741f"/>
    </style:style>
    <style:style style:name="P38" style:family="paragraph" style:parent-style-name="Table_20_Contents">
      <style:text-properties officeooo:paragraph-rsid="0512b926"/>
    </style:style>
    <style:style style:name="P39" style:family="paragraph" style:parent-style-name="Table_20_Contents">
      <style:text-properties officeooo:paragraph-rsid="05144236"/>
    </style:style>
    <style:style style:name="P40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38d092b"/>
    </style:style>
    <style:style style:name="P42" style:family="paragraph" style:parent-style-name="Table_20_Contents">
      <style:text-properties officeooo:paragraph-rsid="0453bfb4"/>
    </style:style>
    <style:style style:name="P43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3" style:family="paragraph" style:parent-style-name="Table_20_Contents">
      <style:text-properties officeooo:paragraph-rsid="0108f4cf"/>
    </style:style>
    <style:style style:name="P54" style:family="paragraph" style:parent-style-name="Table_20_Contents">
      <style:text-properties officeooo:paragraph-rsid="0294e861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able_20_Contents">
      <style:text-properties officeooo:paragraph-rsid="010e8474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2" style:family="paragraph" style:parent-style-name="Table_20_Contents">
      <style:text-properties officeooo:paragraph-rsid="015fc100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able_20_Contents">
      <style:text-properties officeooo:paragraph-rsid="02ae0b54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4" style:family="paragraph" style:parent-style-name="Table_20_Contents">
      <style:text-properties officeooo:paragraph-rsid="03dddf35"/>
    </style:style>
    <style:style style:name="P75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3efe0f5"/>
    </style:style>
    <style:style style:name="P7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2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3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4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87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88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2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3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9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1133a8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officeooo:rsid="02646e91"/>
    </style:style>
    <style:style style:name="T11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1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6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officeooo:rsid="04e65362"/>
    </style:style>
    <style:style style:name="T137" style:family="text">
      <style:text-properties officeooo:rsid="04dc5c57"/>
    </style:style>
    <style:style style:name="T138" style:family="text">
      <style:text-properties style:font-name="Courier New" officeooo:rsid="04e65362"/>
    </style:style>
    <style:style style:name="T139" style:family="text">
      <style:text-properties style:font-name="Courier New" officeooo:rsid="04dc5c57"/>
    </style:style>
    <style:style style:name="T140" style:family="text">
      <style:text-properties officeooo:rsid="0277dedb"/>
    </style:style>
    <style:style style:name="T14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officeooo:rsid="023d069c"/>
    </style:style>
    <style:style style:name="T143" style:family="text">
      <style:text-properties officeooo:rsid="021570c6"/>
    </style:style>
    <style:style style:name="T144" style:family="text">
      <style:text-properties officeooo:rsid="02984091"/>
    </style:style>
    <style:style style:name="T145" style:family="text">
      <style:text-properties officeooo:rsid="0298730b"/>
    </style:style>
    <style:style style:name="T146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7" style:family="text">
      <style:text-properties fo:font-style="normal" officeooo:rsid="023ec219" style:font-style-asian="normal" style:font-style-complex="normal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officeooo:rsid="0213f657"/>
    </style:style>
    <style:style style:name="T150" style:family="text">
      <style:text-properties fo:color="#000000" loext:opacity="100%" style:font-name="Courier New" style:font-name-complex="Courier New"/>
    </style:style>
    <style:style style:name="T15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4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officeooo:rsid="02b867ce"/>
    </style:style>
    <style:style style:name="T20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5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officeooo:rsid="04144748"/>
    </style:style>
    <style:style style:name="T213" style:family="text">
      <style:text-properties officeooo:rsid="0478c748"/>
    </style:style>
    <style:style style:name="T214" style:family="text">
      <style:text-properties fo:font-style="italic" officeooo:rsid="040de640" style:font-style-asian="italic" style:font-style-complex="italic"/>
    </style:style>
    <style:style style:name="T215" style:family="text">
      <style:text-properties fo:font-style="italic" officeooo:rsid="0478c748" style:font-style-asian="italic" style:font-style-complex="italic"/>
    </style:style>
    <style:style style:name="T216" style:family="text">
      <style:text-properties fo:font-style="italic" officeooo:rsid="04125c48" style:font-style-asian="italic" style:font-style-complex="italic"/>
    </style:style>
    <style:style style:name="T217" style:family="text">
      <style:text-properties officeooo:rsid="042d7d17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officeooo:rsid="041182c7" style:font-style-asian="italic" style:font-style-complex="italic"/>
    </style:style>
    <style:style style:name="T220" style:family="text">
      <style:text-properties officeooo:rsid="051a58c7"/>
    </style:style>
    <style:style style:name="T221" style:family="text">
      <style:text-properties officeooo:rsid="0424aa9b"/>
    </style:style>
    <style:style style:name="T222" style:family="text">
      <style:text-properties style:font-name="Courier New" officeooo:rsid="040de640"/>
    </style:style>
    <style:style style:name="T223" style:family="text">
      <style:text-properties style:font-name="Courier New" officeooo:rsid="051a58c7"/>
    </style:style>
    <style:style style:name="T224" style:family="text">
      <style:text-properties style:font-name="Courier New" fo:font-weight="normal" officeooo:rsid="040de640" style:font-weight-asian="normal" style:font-weight-complex="normal"/>
    </style:style>
    <style:style style:name="T225" style:family="text">
      <style:text-properties style:font-name="Courier New" fo:font-weight="normal" officeooo:rsid="04283cfb" style:font-weight-asian="normal" style:font-weight-complex="normal"/>
    </style:style>
    <style:style style:name="T226" style:family="text">
      <style:text-properties officeooo:rsid="048a07de"/>
    </style:style>
    <style:style style:name="T227" style:family="text">
      <style:text-properties officeooo:rsid="04546f38"/>
    </style:style>
    <style:style style:name="T228" style:family="text">
      <style:text-properties fo:language="zxx" fo:country="none" style:language-asian="zxx" style:country-asian="none" style:language-complex="zxx" style:country-complex="none"/>
    </style:style>
    <style:style style:name="T229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0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2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8">Type </text:span></text:span><text:span text:style-name="Source_20_Text"><text:span text:style-name="T9">API</text:span></text:span></text:p>
          </table:table-cell>
          <table:table-cell table:style-name="Table1.D1" office:value-type="string">
            <text:p text:style-name="P4">DOM <text:span text:style-name="T10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1">constant(value);</text:span></text:span></text:p>
            <text:p text:style-name="P5"><text:span text:style-name="Source_20_Text"><text:span text:style-name="T12">identity(value);</text:span></text:span></text:p>
            <text:p text:style-name="P5"><text:span text:style-name="Source_20_Text"><text:span text:style-name="T11">noop();</text:span></text:span></text:p>
            <text:p text:style-name="P5"><text:span text:style-name="Source_20_Text"><text:span text:style-name="T11">T();</text:span></text:span></text:p>
            <text:p text:style-name="P5"><text:span text:style-name="Source_20_Text"><text:span text:style-name="T13">F();</text:span></text:span></text:p>
          </table:table-cell>
          <table:table-cell table:style-name="Table1.B2" office:value-type="string">
            <text:p text:style-name="P5"><text:span text:style-name="Source_20_Text"><text:span text:style-name="T11">asyncConstant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Identity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Noop();</text:span></text:span></text:p>
            <text:p text:style-name="P5"><text:span text:style-name="Source_20_Text"><text:span text:style-name="T11">async</text:span></text:span><text:span text:style-name="Source_20_Text"><text:span text:style-name="T16">T</text:span></text:span><text:span text:style-name="Source_20_Text"><text:span text:style-name="T11">();</text:span></text:span></text:p>
            <text:p text:style-name="P5"><text:span text:style-name="Source_20_Text"><text:span text:style-name="T11">async</text:span></text:span><text:span text:style-name="Source_20_Text"><text:span text:style-name="T16">F</text:span></text:span><text:span text:style-name="Source_20_Text"><text:span text:style-name="T11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7">ty</text:span></text:span><text:span text:style-name="Source_20_Text"><text:span text:style-name="T18">pe</text:span></text:span><text:span text:style-name="Source_20_Text"><text:span text:style-name="T19">Of</text:span></text:span><text:span text:style-name="Source_20_Text"><text:span text:style-name="T18">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7"><text:span text:style-name="Source_20_Text"><text:span text:style-name="T20">is(</text:span></text:span><text:span text:style-name="Source_20_Text"><text:span text:style-name="T21">val</text:span></text:span><text:span text:style-name="Source_20_Text"><text:span text:style-name="T20">[,expectedType[,Throw=false]]</text:span></text:span><text:span text:style-name="Source_20_Text"><text:span text:style-name="T22">)</text:span></text:span><text:span text:style-name="Source_20_Text"><text:span text:style-name="T20">;</text:span></text:span></text:p>
            <text:p text:style-name="P8"><text:span text:style-name="Source_20_Text"><text:span text:style-name="T20">isTypedCollection(iter,expectedType, Throw=false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6"><text:span text:style-name="Source_20_Text"><text:span text:style-name="T11">isSameInstance(</text:span></text:span><text:span text:style-name="Source_20_Text"><text:span text:style-name="T25">v1</text:span></text:span><text:span text:style-name="Source_20_Text"><text:span text:style-name="T11">,</text:span></text:span><text:span text:style-name="Source_20_Text"><text:span text:style-name="T25">v2</text:span></text:span><text:span text:style-name="Source_20_Text"><text:span text:style-name="T11">,Contructor);</text:span></text:span></text:p>
            <text:p text:style-name="P10"><text:span text:style-name="Source_20_Text"><text:span text:style-name="T26">isDeepStrictEqual(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1,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2);</text:span></text:span></text:p>
            <text:p text:style-name="P11"><text:span text:style-name="Source_20_Text"><text:span text:style-name="T11">isCoercedObject</text:span></text:span><text:span text:style-name="Source_20_Text"><text:span text:style-name="T29">(object);</text:span></text:span></text:p>
            <text:p text:style-name="P11"><text:span text:style-name="Source_20_Text"><text:span text:style-name="T26">isEmptyValue(value);</text:span></text:span></text:p>
            <text:p text:style-name="P6"><text:span text:style-name="Source_20_Text"><text:span text:style-name="T11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1">);</text:span></text:span></text:p>
            <text:p text:style-name="P12"><text:span text:style-name="Source_20_Text"><text:span text:style-name="T11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1">);</text:span></text:span></text:p>
            <text:p text:style-name="P12"><text:span text:style-name="Source_20_Text"><text:span text:style-name="T11">isN</text:span></text:span><text:span text:style-name="Source_20_Text"><text:span text:style-name="T34">ullish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7">isNonNullable(value);</text:span></text:span></text:p>
            <text:p text:style-name="P13"><text:span text:style-name="Source_20_Text"><text:span text:style-name="T37">isNonNullablePrimitive(value);</text:span></text:span></text:p>
            <text:p text:style-name="P12"><text:span text:style-name="Source_20_Text"><text:span text:style-name="T11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38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4"><text:span text:style-name="Source_20_Text"><text:span text:style-name="T39">isPlainObject(value);</text:span></text:span></text:p>
            <text:p text:style-name="P12"><text:span text:style-name="Source_20_Text"><text:span text:style-name="T11">isFunctio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11">is</text:span></text:span><text:span text:style-name="Source_20_Text"><text:span text:style-name="T40">Callable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11">isGenerator</text:span></text:span><text:span text:style-name="Source_20_Text"><text:span text:style-name="T41">Fn</text:span></text:span><text:span text:style-name="Source_20_Text"><text:span text:style-name="T11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1">);</text:span></text:span></text:p>
            <text:p text:style-name="P12"><text:span text:style-name="Source_20_Text"><text:span text:style-name="T11">isAsync</text:span></text:span><text:span text:style-name="Source_20_Text"><text:span text:style-name="T44">Fn</text:span></text:span><text:span text:style-name="Source_20_Text"><text:span text:style-name="T11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1">);</text:span></text:span></text:p>
            <text:p text:style-name="P12"><text:span text:style-name="Source_20_Text"><text:span text:style-name="T38">isAsyncGeneratorFn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38">);</text:span></text:span></text:p>
            <text:p text:style-name="P12"><text:span text:style-name="Source_20_Text"><text:span text:style-name="T38">isProxy(value);</text:span></text:span></text:p>
            <text:p text:style-name="P12"><text:span text:style-name="Source_20_Text"><text:span text:style-name="T11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38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2"><text:span text:style-name="Source_20_Text"><text:span text:style-name="T11">isArraylike(value);</text:span></text:span></text:p>
            <text:p text:style-name="P15"><text:span text:style-name="Source_20_Text"><text:span text:style-name="T11">isTypedArray(value);</text:span></text:span></text:p>
            <text:p text:style-name="P15"><text:span text:style-name="Source_20_Text"><text:span text:style-name="T11">isIterator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2"><text:span text:style-name="Source_20_Text"><text:span text:style-name="T11">isIterable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2"><text:span text:style-name="Source_20_Text"><text:span text:style-name="T11">isAsyncIterable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16"><text:span text:style-name="Source_20_Text"><text:span text:style-name="T47">isPropertyKey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6"><text:span text:style-name="Source_20_Text"><text:span text:style-name="T47">toPropertyKey(v</text:span></text:span><text:span text:style-name="Source_20_Text"><text:span text:style-name="T49">alue</text:span></text:span><text:span text:style-name="Source_20_Text"><text:span text:style-name="T47">);</text:span></text:span></text:p>
            <text:p text:style-name="P16"><text:span text:style-name="Source_20_Text"><text:span text:style-name="T47">isPrimitive(v</text:span></text:span><text:span text:style-name="Source_20_Text"><text:span text:style-name="T50">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6"><text:span text:style-name="Source_20_Text"><text:span text:style-name="T39">toPrimitive</text:span></text:span><text:span text:style-name="Source_20_Text"><text:span text:style-name="T52">Value</text:span></text:span><text:span text:style-name="Source_20_Text"><text:span text:style-name="T39">(valu</text:span></text:span><text:span text:style-name="Source_20_Text"><text:span text:style-name="T49">e</text:span></text:span><text:span text:style-name="Source_20_Text"><text:span text:style-name="T39">);</text:span></text:span></text:p>
            <text:p text:style-name="P16"><text:span text:style-name="Source_20_Text"><text:span text:style-name="T11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 </text:span></text:span><text:span text:style-name="Source_20_Text"><text:span text:style-name="T53">and</text:span></text:span><text:span text:style-name="Source_20_Text"><text:span text:style-name="T54"> </text:span></text:span><text:span text:style-name="Source_20_Text"><text:span text:style-name="T39">toObject(v</text:span></text:span><text:span text:style-name="Source_20_Text"><text:span text:style-name="T55">alu</text:span></text:span><text:span text:style-name="Source_20_Text"><text:span text:style-name="T56">e</text:span></text:span><text:span text:style-name="Source_20_Text"><text:span text:style-name="T39">);</text:span></text:span></text:p>
            <text:p text:style-name="P17"><text:span text:style-name="Source_20_Text"><text:span text:style-name="T57">isIndex(v</text:span></text:span><text:span text:style-name="Source_20_Text"><text:span text:style-name="T58">alu</text:span></text:span><text:span text:style-name="Source_20_Text"><text:span text:style-name="T59">e</text:span></text:span><text:span text:style-name="Source_20_Text"><text:span text:style-name="T57">); <text:s/></text:span></text:span><text:span text:style-name="Source_20_Text"><text:span text:style-name="T60">and</text:span></text:span><text:span text:style-name="Source_20_Text"><text:span text:style-name="T61"> </text:span></text:span><text:span text:style-name="Source_20_Text"><text:span text:style-name="T62">to</text:span></text:span><text:span text:style-name="Source_20_Text"><text:span text:style-name="T57">Index(va</text:span></text:span><text:span text:style-name="Source_20_Text"><text:span text:style-name="T63">lue</text:span></text:span><text:span text:style-name="Source_20_Text"><text:span text:style-name="T57">);</text:span></text:span></text:p>
            <text:p text:style-name="P18"><text:span text:style-name="Source_20_Text"><text:span text:style-name="T48">isLength</text:span></text:span><text:span text:style-name="Source_20_Text"><text:span text:style-name="T64">(v</text:span></text:span><text:span text:style-name="Source_20_Text"><text:span text:style-name="T48">al</text:span></text:span><text:span text:style-name="Source_20_Text"><text:span text:style-name="T65">ue</text:span></text:span><text:span text:style-name="Source_20_Text"><text:span text:style-name="T64">); </text:span></text:span><text:span text:style-name="Source_20_Text"><text:span text:style-name="T66">and</text:span></text:span><text:span text:style-name="Source_20_Text"><text:span text:style-name="T67"> </text:span></text:span><text:span text:style-name="Source_20_Text"><text:span text:style-name="T47">toLength(value);</text:span></text:span></text:p>
            <text:p text:style-name="P19"><text:span text:style-name="Source_20_Text"><text:span text:style-name="T39">toSafeString</text:span></text:span><text:span text:style-name="Source_20_Text"><text:span text:style-name="T68">(value);</text:span></text:span></text:p>
          </table:table-cell>
          <table:table-cell table:style-name="Table1.D2" table:number-rows-spanned="3" office:value-type="string">
            <text:p text:style-name="P20"><text:span text:style-name="Source_20_Text"><text:span text:style-name="T11">qsa(selector[,context]).forEach(c</text:span></text:span><text:span text:style-name="Source_20_Text"><text:span text:style-name="T69">a</text:span></text:span><text:span text:style-name="Source_20_Text"><text:span text:style-name="T70">llback</text:span></text:span><text:span text:style-name="Source_20_Text"><text:span text:style-name="T11">);</text:span></text:span></text:p>
            <text:p text:style-name="P20"><text:span text:style-name="Source_20_Text"><text:span text:style-name="T11">qs(selector[,context]);</text:span></text:span></text:p>
            <text:p text:style-name="P20"><text:span text:style-name="Source_20_Text"><text:span text:style-name="T11">domReady(c</text:span></text:span><text:span text:style-name="Source_20_Text"><text:span text:style-name="T69">allback</text:span></text:span><text:span text:style-name="Source_20_Text"><text:span text:style-name="T11">);</text:span></text:span></text:p>
            <text:p text:style-name="P20"><text:span text:style-name="Source_20_Text"><text:span text:style-name="T71">domClear(e</text:span></text:span><text:span text:style-name="Source_20_Text"><text:span text:style-name="T72">lement</text:span></text:span><text:span text:style-name="Source_20_Text"><text:span text:style-name="T71">);</text:span></text:span></text:p>
            <text:p text:style-name="P20"><text:span text:style-name="Source_20_Text"><text:span text:style-name="T11">domCreate(type[,properties[,innerHTML]]);</text:span></text:span></text:p>
            <text:p text:style-name="P20"><text:span text:style-name="Source_20_Text"><text:span text:style-name="T11">domCreate(</text:span></text:span><text:bookmark text:name="result_box Copy 1"/><text:span text:style-name="Source_20_Text"><text:span text:style-name="T11">element descriptive object);</text:span></text:span></text:p>
            <text:p text:style-name="P20"><text:span text:style-name="Source_20_Text"><text:span text:style-name="T11">domToElement(</text:span></text:span><text:bookmark text:name="result_box1 Copy 1"/><text:span text:style-name="Source_20_Text"><text:span text:style-name="T11">htmlString);</text:span></text:span></text:p>
            <text:p text:style-name="P20"><text:span text:style-name="Source_20_Text"><text:span text:style-name="T11">domGetCSS(element</text:span></text:span><text:span text:style-name="Source_20_Text"><text:span text:style-name="T73">[</text:span></text:span><text:span text:style-name="Source_20_Text"><text:span text:style-name="T11">,property</text:span></text:span><text:span text:style-name="Source_20_Text"><text:span text:style-name="T74">]</text:span></text:span><text:span text:style-name="Source_20_Text"><text:span text:style-name="T11">);</text:span></text:span></text:p>
            <text:p text:style-name="P20"><text:span text:style-name="Source_20_Text"><text:span text:style-name="T11">domSetCSS(element,property,value);</text:span></text:span></text:p>
            <text:p text:style-name="P20"><text:span text:style-name="Source_20_Text"><text:span text:style-name="T11">domSetCSS(element,properties);</text:span></text:span></text:p>
            <text:p text:style-name="P20"><text:span text:style-name="Source_20_Text"><text:span text:style-name="T11">domFadeIn(element[,duration[,display]]);</text:span></text:span></text:p>
            <text:p text:style-name="P20"><text:span text:style-name="Source_20_Text"><text:span text:style-name="T11">domFadeOut(element[,duration]); </text:span></text:span></text:p>
            <text:p text:style-name="P20"><text:span text:style-name="Source_20_Text"><text:span text:style-name="T11">domFadeToggle(elem[,duration[,display]]);</text:span></text:span></text:p>
            <text:p text:style-name="P20"><text:span text:style-name="Source_20_Text"><text:span text:style-name="T11">domShow(element[,display]);</text:span></text:span></text:p>
            <text:p text:style-name="P20"><text:span text:style-name="Source_20_Text"><text:span text:style-name="T11">domHide(e</text:span></text:span><text:span text:style-name="Source_20_Text"><text:span text:style-name="T75">le</text:span></text:span><text:span text:style-name="Source_20_Text"><text:span text:style-name="T76">ment</text:span></text:span><text:span text:style-name="Source_20_Text"><text:span text:style-name="T11">);</text:span></text:span></text:p>
            <text:p text:style-name="P20"><text:span text:style-name="Source_20_Text"><text:span text:style-name="T11">domToggle(element[,display]);</text:span></text:span></text:p>
            <text:p text:style-name="P20"><text:span text:style-name="Source_20_Text"><text:span text:style-name="T11">domIsHidden(element);</text:span></text:span></text:p>
            <text:p text:style-name="P21"><text:span text:style-name="Source_20_Text"><text:span text:style-name="T77">domScrollToTop();</text:span></text:span></text:p>
            <text:p text:style-name="P21"><text:span text:style-name="Source_20_Text"><text:span text:style-name="T78">domScrollToBottom();</text:span></text:span></text:p>
            <text:p text:style-name="P20"><text:span text:style-name="Source_20_Text"><text:span text:style-name="T11">domScrollToElement(element[,top=true]);<text:line-break/>domSiblings(element);</text:span></text:span></text:p>
            <text:p text:style-name="P20"><text:span text:style-name="Source_20_Text"><text:span text:style-name="T11">domSiblingsPrev(element);</text:span></text:span></text:p>
            <text:p text:style-name="P20"><text:span text:style-name="Source_20_Text"><text:span text:style-name="T11">domSiblings</text:span></text:span><text:span text:style-name="Source_20_Text"><text:span text:style-name="T79">Left</text:span></text:span><text:span text:style-name="Source_20_Text"><text:span text:style-name="T11">(element);</text:span></text:span></text:p>
            <text:p text:style-name="P15"><text:span text:style-name="Source_20_Text"><text:span text:style-name="T11">domSiblingsNext(element);</text:span></text:span></text:p>
            <text:p text:style-name="P15"><text:span text:style-name="Source_20_Text"><text:span text:style-name="T11">domSiblings</text:span></text:span><text:span text:style-name="Source_20_Text"><text:span text:style-name="T79">Right</text:span></text:span><text:span text:style-name="Source_20_Text"><text:span text:style-name="T11">(element);</text:span></text:span></text:p>
            <text:p text:style-name="P20"><text:span text:style-name="Source_20_Text"><text:span text:style-name="T80">domGetC</text:span></text:span><text:span text:style-name="Source_20_Text"><text:span text:style-name="T81">SS</text:span></text:span><text:span text:style-name="Source_20_Text"><text:span text:style-name="T80">Var(name);</text:span></text:span></text:p>
            <text:p text:style-name="P20"><text:span text:style-name="Source_20_Text"><text:span text:style-name="T11">domSetC</text:span></text:span><text:span text:style-name="Source_20_Text"><text:span text:style-name="T81">SS</text:span></text:span><text:span text:style-name="Source_20_Text"><text:span text:style-name="T11">Var(</text:span></text:span><text:span text:style-name="Source_20_Text"><text:span text:style-name="T80">n</text:span></text:span><text:span text:style-name="Source_20_Text"><text:span text:style-name="T11">a</text:span></text:span><text:span text:style-name="Source_20_Text"><text:span text:style-name="T80">me</text:span></text:span><text:span text:style-name="Source_20_Text"><text:span text:style-name="T11">,</text:span></text:span><text:span text:style-name="Source_20_Text"><text:span text:style-name="T80">v</text:span></text:span><text:span text:style-name="Source_20_Text"><text:span text:style-name="T11">a</text:span></text:span><text:span text:style-name="Source_20_Text"><text:span text:style-name="T80">lue</text:span></text:span><text:span text:style-name="Source_20_Text"><text:span text:style-name="T11">);</text:span></text:span></text:p>
            <text:p text:style-name="P20"><text:span text:style-name="Source_20_Text"><text:span text:style-name="T11">importScript(script1[,scriptN]);</text:span></text:span></text:p>
            <text:p text:style-name="P20"><text:span text:style-name="Source_20_Text"><text:span text:style-name="T11">importStyle(style1[,styleN]);</text:span></text:span></text:p>
            <text:p text:style-name="P22"><text:span text:style-name="Source_20_Text"><text:span text:style-name="T11">setFullscreenOn(selector</text:span></text:span><text:span text:style-name="Source_20_Text"><text:span text:style-name="T82">);</text:span></text:span></text:p>
            <text:p text:style-name="P22"><text:span text:style-name="Source_20_Text"><text:span text:style-name="T11">setFullscreenOn(element);</text:span></text:span></text:p>
            <text:p text:style-name="P20"><text:span text:style-name="Source_20_Text"><text:span text:style-name="T11">setFullscreenOff();</text:span></text:span></text:p>
            <text:p text:style-name="P23"><text:span text:style-name="Source_20_Text"><text:span text:style-name="T11">getFullscreen();<text:line-break/>form2array(form);</text:span></text:span></text:p>
            <text:p text:style-name="P23"><text:span text:style-name="Source_20_Text"><text:span text:style-name="T11">form2string(form);</text:span></text:span></text:p>
            <text:p text:style-name="P20"><text:span text:style-name="Source_20_Text"><text:span text:style-name="T11">getDoNotTrack();</text:span></text:span></text:p>
            <text:p text:style-name="P23"><text:span text:style-name="Source_20_Text"><text:span text:style-name="T11">getLocation(success[,error]);</text:span></text:span></text:p>
            <text:p text:style-name="P23"><text:span text:style-name="Source_20_Text"><text:span text:style-name="T11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3">VERSION;</text:span></text:span></text:p>
            <text:p text:style-name="P25"><text:span text:style-name="Source_20_Text"><text:span text:style-name="T14">eq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g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g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l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l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</table:table-cell>
          <table:table-cell table:style-name="Table1.B2" office:value-type="string">
            <text:p text:style-name="P25"><text:span text:style-name="Source_20_Text"><text:span text:style-name="T84">BASE16;</text:span></text:span></text:p>
            <text:p text:style-name="P25"><text:span text:style-name="Source_20_Text"><text:span text:style-name="T84">BASE</text:span></text:span><text:span text:style-name="Source_20_Text"><text:span text:style-name="T85">32;</text:span></text:span></text:p>
            <text:p text:style-name="P25"><text:span text:style-name="Source_20_Text"><text:span text:style-name="T85">BASE36;</text:span></text:span></text:p>
            <text:p text:style-name="P25"><text:span text:style-name="Source_20_Text"><text:span text:style-name="T85">BASE58;</text:span></text:span></text:p>
            <text:p text:style-name="P25"><text:span text:style-name="Source_20_Text"><text:span text:style-name="T85">BASE62;</text:span></text:span></text:p>
            <text:p text:style-name="P25"><text:span text:style-name="Source_20_Text"><text:span text:style-name="T85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1">extend([deep,]target,source1[,s</text:span></text:span><text:span text:style-name="Source_20_Text"><text:span text:style-name="T86">ou</text:span></text:span><text:span text:style-name="Source_20_Text"><text:span text:style-name="T11">rc</text:span></text:span><text:span text:style-name="Source_20_Text"><text:span text:style-name="T86">e</text:span></text:span><text:span text:style-name="Source_20_Text"><text:span text:style-name="T11">N]);</text:span></text:span></text:p>
            <text:p text:style-name="P26"><text:span text:style-name="Source_20_Text"><text:span text:style-name="T11">deleteOwnProperty(</text:span></text:span><text:span text:style-name="Source_20_Text"><text:span text:style-name="T87">obj</text:span></text:span><text:span text:style-name="Source_20_Text"><text:span text:style-name="T11">,</text:span></text:span><text:span text:style-name="Source_20_Text"><text:span text:style-name="T87">prop</text:span></text:span><text:span text:style-name="Source_20_Text"><text:span text:style-name="T11">[,Throw=false]);</text:span></text:span></text:p>
            <text:p text:style-name="P26"><text:span text:style-name="Source_20_Text"><text:span text:style-name="T11">sizeIn(o</text:span></text:span><text:span text:style-name="Source_20_Text"><text:span text:style-name="T88">bje</text:span></text:span><text:span text:style-name="Source_20_Text"><text:span text:style-name="T89">ct</text:span></text:span><text:span text:style-name="Source_20_Text"><text:span text:style-name="T11">);</text:span></text:span></text:p>
            <text:p text:style-name="P26"><text:span text:style-name="Source_20_Text"><text:span text:style-name="T11">pick(object,keys);</text:span></text:span></text:p>
            <text:p text:style-name="P26"><text:span text:style-name="Source_20_Text"><text:span text:style-name="T90">omit</text:span></text:span><text:span text:style-name="Source_20_Text"><text:span text:style-name="T11">(object,keys);</text:span></text:span></text:p>
            <text:p text:style-name="P26"><text:span text:style-name="Source_20_Text"><text:span text:style-name="T91">assoc(object,key,value);</text:span></text:span></text:p>
            <text:p text:style-name="P26"><text:span text:style-name="Source_20_Text"><text:span text:style-name="T11">delay(mi</text:span></text:span><text:span text:style-name="Source_20_Text"><text:span text:style-name="T92">lis</text:span></text:span><text:span text:style-name="Source_20_Text"><text:span text:style-name="T11">e</text:span></text:span><text:span text:style-name="Source_20_Text"><text:span text:style-name="T92">c</text:span></text:span><text:span text:style-name="Source_20_Text"><text:span text:style-name="T11">).then(callback);</text:span></text:span></text:p>
            <text:p text:style-name="P26"><text:span text:style-name="Source_20_Text"><text:span text:style-name="T11">bind(</text:span></text:span><text:span text:style-name="Source_20_Text"><text:span text:style-name="T93">function</text:span></text:span><text:span text:style-name="Source_20_Text"><text:span text:style-name="T11">,context);</text:span></text:span></text:p>
            <text:p text:style-name="P26"><text:span text:style-name="Source_20_Text"><text:span text:style-name="T94">unBind</text:span></text:span><text:span text:style-name="Source_20_Text"><text:span text:style-name="T95">(</text:span></text:span><text:span text:style-name="Source_20_Text"><text:span text:style-name="T96">f</text:span></text:span><text:span text:style-name="Source_20_Text"><text:span text:style-name="T97">unction</text:span></text:span><text:span text:style-name="Source_20_Text"><text:span text:style-name="T95">);</text:span></text:span></text:p>
            <text:p text:style-name="P26"><text:span text:style-name="Source_20_Text"><text:span text:style-name="T95">curry(function);</text:span></text:span></text:p>
            <text:p text:style-name="P26"><text:span text:style-name="Source_20_Text"><text:span text:style-name="T95">compose(function1[,functionN]);</text:span></text:span></text:p>
            <text:p text:style-name="P26"><text:span text:style-name="Source_20_Text"><text:span text:style-name="T95">pipe(function1[,functionN]);</text:span></text:span></text:p>
            <text:p text:style-name="P26"><text:span text:style-name="Source_20_Text"><text:span text:style-name="T98">once(function);</text:span></text:span></text:p>
            <text:p text:style-name="P26"><text:span text:style-name="Source_20_Text"><text:span text:style-name="T91">tap(function): function(</text:span></text:span><text:span text:style-name="Source_20_Text"><text:span text:style-name="T99">value</text:span></text:span><text:span text:style-name="Source_20_Text"><text:span text:style-name="T91">);</text:span></text:span></text:p>
            <text:p text:style-name="P27"><text:span text:style-name="Source_20_Text"><text:span text:style-name="T11">randomBoolean</text:span></text:span><text:span text:style-name="Source_20_Text"><text:span text:style-name="T13">();</text:span></text:span></text:p>
            <text:p text:style-name="P27"><text:span text:style-name="Source_20_Text"><text:span text:style-name="T100">r</text:span></text:span><text:span text:style-name="Source_20_Text"><text:span text:style-name="T13">andomUUIDv7</text:span></text:span><text:span text:style-name="Source_20_Text"><text:span text:style-name="T101">(</text:span></text:span><text:span text:style-name="Source_20_Text"><text:span text:style-name="T102">v4=false</text:span></text:span><text:span text:style-name="Source_20_Text"><text:span text:style-name="T101">);</text:span></text:span></text:p>
            <text:p text:style-name="P27"><text:span text:style-name="Source_20_Text"><text:span text:style-name="T103">timestampID([size=21[,alphabet=</text:span></text:span><text:span text:style-name="Source_20_Text"><text:span text:style-name="T104">"123456789ABCDEFGHJKLMNPQRSTUVWXYZabcdefghijkmnopqrstuvwxyz"</text:span></text:span><text:span text:style-name="Source_20_Text"><text:span text:style-name="T103">]]);</text:span></text:span></text:p>
            <text:p text:style-name="P27"><text:span text:style-name="Source_20_Text"><text:span text:style-name="T84">nanoid([size=21[,alphabet="A-Za-z0-9_-"]]);</text:span></text:span></text:p>
            <text:p text:style-name="P28"><text:span text:style-name="Source_20_Text"><text:span text:style-name="T11">createPolyfillMethod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1">,</text:span></text:span><text:span text:style-name="Source_20_Text"><text:span text:style-name="T107">prop</text:span></text:span><text:span text:style-name="Source_20_Text"><text:span text:style-name="T11">,v</text:span></text:span><text:span text:style-name="Source_20_Text"><text:span text:style-name="T108">alu</text:span></text:span><text:span text:style-name="Source_20_Text"><text:span text:style-name="T109">e</text:span></text:span><text:span text:style-name="Source_20_Text"><text:span text:style-name="T11">);</text:span></text:span></text:p>
            <text:p text:style-name="P28"><text:span text:style-name="Source_20_Text"><text:span text:style-name="T11">createPolyfillProperty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1">,</text:span></text:span><text:span text:style-name="Source_20_Text"><text:span text:style-name="T107">prop</text:span></text:span><text:span text:style-name="Source_20_Text"><text:span text:style-name="T11">,v</text:span></text:span><text:span text:style-name="Source_20_Text"><text:span text:style-name="T110">alu</text:span></text:span><text:span text:style-name="Source_20_Text"><text:span text:style-name="T111">e</text:span></text:span><text:span text:style-name="Source_20_Text"><text:span text:style-name="T11">);</text:span></text:span></text:p>
            <text:p text:style-name="P28"><text:span text:style-name="Source_20_Text"><text:span text:style-name="T11">getUrlVars([str=location.search]);</text:span></text:span></text:p>
            <text:p text:style-name="P28"><text:span text:style-name="Source_20_Text"><text:span text:style-name="T11">obj2string(object);</text:span></text:span></text:p>
            <text:p text:style-name="P29"><text:span text:style-name="Source_20_Text"><text:span text:style-name="T112">a</text:span></text:span><text:span text:style-name="Source_20_Text"><text:span text:style-name="T11">ssert</text:span></text:span><text:span text:style-name="Source_20_Text"><text:span text:style-name="T112">(condition[,message</text:span></text:span><text:span text:style-name="Source_20_Text"><text:span text:style-name="T113">|error</text:span></text:span><text:span text:style-name="Source_20_Text"><text:span text:style-name="T112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0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String API</text:p>
          </table:table-cell>
          <table:table-cell table:style-name="Table5.A1" office:value-type="string">
            <text:p text:style-name="P32"><text:span text:style-name="Source_20_Text"><text:span text:style-name="T114">Cookie </text:span></text:span><text:span text:style-name="Source_20_Text"><text:span text:style-name="T115">API</text:span></text:span></text:p>
          </table:table-cell>
          <table:table-cell table:style-name="Table5.C1" office:value-type="string">
            <text:p text:style-name="P33">Math API</text:p>
          </table:table-cell>
        </table:table-row>
        <table:table-row table:style-name="Table5.2">
          <table:table-cell table:style-name="Table5.A2" office:value-type="string">
            <text:p text:style-name="P34"><text:span text:style-name="Source_20_Text"><text:span text:style-name="T11"/></text:span></text:p>
            <text:p text:style-name="P35"><text:span text:style-name="Source_20_Text"><text:span text:style-name="T11">b64Decode(s</text:span></text:span><text:span text:style-name="Source_20_Text"><text:span text:style-name="T75">tri</text:span></text:span><text:span text:style-name="Source_20_Text"><text:span text:style-name="T33">ng</text:span></text:span><text:span text:style-name="Source_20_Text"><text:span text:style-name="T11">);</text:span></text:span></text:p>
            <text:p text:style-name="P34"><text:span text:style-name="Source_20_Text"><text:span text:style-name="T11"/></text:span></text:p>
            <text:p text:style-name="P36"><text:span text:style-name="Source_20_Text"><text:span text:style-name="T11">b64Encode(string);</text:span></text:span></text:p>
            <text:p text:style-name="P36"><text:span text:style-name="Source_20_Text"><text:span text:style-name="T11"/></text:span></text:p>
            <text:p text:style-name="P35"><text:span text:style-name="Source_20_Text"><text:span text:style-name="T11">strAt(s</text:span></text:span><text:span text:style-name="Source_20_Text"><text:span text:style-name="T116">tri</text:span></text:span><text:span text:style-name="Source_20_Text"><text:span text:style-name="T117">ng</text:span></text:span><text:span text:style-name="Source_20_Text"><text:span text:style-name="T11">,index[,newChar]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Capitalize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CodePoints(s</text:span></text:span><text:span text:style-name="Source_20_Text"><text:span text:style-name="T120">t</text:span></text:span><text:span text:style-name="Source_20_Text"><text:span text:style-name="T112">ring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DownFirst(s</text:span></text:span><text:span text:style-name="Source_20_Text"><text:span text:style-name="T121">tri</text:span></text:span><text:span text:style-name="Source_20_Text"><text:span text:style-name="T93">ng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FromCodePoints(i</text:span></text:span><text:span text:style-name="Source_20_Text"><text:span text:style-name="T122">terator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HTMLEscape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</text:span></text:span><text:span text:style-name="Source_20_Text"><text:span text:style-name="T123">HTML</text:span></text:span><text:span text:style-name="Source_20_Text"><text:span text:style-name="T11">RemoveTags(string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HTML</text:span></text:span><text:span text:style-name="Source_20_Text"><text:span text:style-name="T124">Un</text:span></text:span><text:span text:style-name="Source_20_Text"><text:span text:style-name="T11">Escape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</text:span></text:span></text:p>
            <text:p text:style-name="P35"><text:span text:style-name="Source_20_Text"><text:span text:style-name="T11"/></text:span></text:p>
            <text:p text:style-name="P35"><text:span text:style-name="Source_20_Text"><text:span text:style-name="T11">strProper</text:span></text:span><text:span text:style-name="Source_20_Text"><text:span text:style-name="T125">c</text:span></text:span><text:span text:style-name="Source_20_Text"><text:span text:style-name="T11">ase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 </text:span></text:span></text:p>
            <text:p text:style-name="P34"><text:span text:style-name="Source_20_Text"><text:span text:style-name="T126"/></text:span></text:p>
            <text:p text:style-name="P35"><text:span text:style-name="Source_20_Text"><text:span text:style-name="T11">strReverse(s</text:span></text:span><text:span text:style-name="Source_20_Text"><text:span text:style-name="T45">t</text:span></text:span><text:span text:style-name="Source_20_Text"><text:span text:style-name="T119">ring</text:span></text:span><text:span text:style-name="Source_20_Text"><text:span text:style-name="T11">);</text:span></text:span></text:p>
            <text:p text:style-name="P35"><text:span text:style-name="Source_20_Text"><text:span text:style-name="T126"/></text:span></text:p>
            <text:p text:style-name="P35"><text:span text:style-name="Source_20_Text"><text:span text:style-name="T11">strSplice(</text:span></text:span><text:span text:style-name="Source_20_Text"><text:span text:style-name="T116">str</text:span></text:span><text:span text:style-name="Source_20_Text"><text:span text:style-name="T27">ing</text:span></text:span><text:span text:style-name="Source_20_Text"><text:span text:style-name="T11">,index,count[,add</text:span></text:span><text:span text:style-name="Source_20_Text"><text:span text:style-name="T127">]);</text:span></text:span></text:p>
            <text:p text:style-name="P35"><text:span text:style-name="Source_20_Text"><text:span text:style-name="T126"/></text:span></text:p>
            <text:p text:style-name="P35"><text:span text:style-name="Source_20_Text"><text:span text:style-name="T126">s</text:span></text:span><text:span text:style-name="Source_20_Text"><text:span text:style-name="T11">tr</text:span></text:span><text:span text:style-name="Source_20_Text"><text:span text:style-name="T128">T</text:span></text:span><text:span text:style-name="Source_20_Text"><text:span text:style-name="T129">itle</text:span></text:span><text:span text:style-name="Source_20_Text"><text:span text:style-name="T125">c</text:span></text:span><text:span text:style-name="Source_20_Text"><text:span text:style-name="T11">ase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</text:span></text:span></text:p>
            <text:p text:style-name="P34"><text:span text:style-name="Source_20_Text"><text:span text:style-name="T11"/></text:span></text:p>
            <text:p text:style-name="P35"><text:span text:style-name="Source_20_Text"><text:span text:style-name="T130">strTruncate(st</text:span></text:span><text:span text:style-name="Source_20_Text"><text:span text:style-name="T112">ring</text:span></text:span><text:span text:style-name="Source_20_Text"><text:span text:style-name="T130">);</text:span></text:span></text:p>
            <text:p text:style-name="P35"><text:span text:style-name="Source_20_Text"><text:span text:style-name="T130"/></text:span></text:p>
            <text:p text:style-name="P35"><text:span text:style-name="Source_20_Text"><text:span text:style-name="T11">strUpFirst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1">);</text:span></text:span></text:p>
          </table:table-cell>
          <table:table-cell table:style-name="Table5.B2" office:value-type="string">
            <text:p text:style-name="P37"><text:span text:style-name="Source_20_Text"><text:span text:style-name="T112"/></text:span></text:p>
            <text:p text:style-name="P29"><text:span text:style-name="Source_20_Text"><text:span text:style-name="T11">getCookie([name]);</text:span></text:span></text:p>
            <text:p text:style-name="P29"><text:span text:style-name="Source_20_Text"><text:span text:style-name="T11"/></text:span></text:p>
            <text:p text:style-name="P29"><text:span text:style-name="Source_20_Text"><text:span text:style-name="T12">h</text:span></text:span><text:span text:style-name="Source_20_Text"><text:span text:style-name="T11">asCookie(name);</text:span></text:span></text:p>
            <text:p text:style-name="P29"><text:span text:style-name="Source_20_Text"><text:span text:style-name="T131"/></text:span></text:p>
            <text:p text:style-name="P38"><text:span text:style-name="Source_20_Text"><text:span text:style-name="T11">setCookie(name,value[,hours</text:span></text:span><text:span text:style-name="Source_20_Text"><text:span text:style-name="T131">=8760</text:span></text:span><text:span text:style-name="Source_20_Text"><text:span text:style-name="T11">[,path</text:span></text:span><text:span text:style-name="Source_20_Text"><text:span text:style-name="T131">="/"</text:span></text:span><text:span text:style-name="Source_20_Text"><text:span text:style-name="T11">[,domain[,secure[,SameSite</text:span></text:span><text:span text:style-name="Source_20_Text"><text:span text:style-name="T131">=</text:span></text:span><text:span text:style-name="Source_20_Text"><text:span text:style-name="T132">"Lax"</text:span></text:span><text:span text:style-name="Source_20_Text"><text:span text:style-name="T11">[,HttpOnly]]]]]]);</text:span></text:span></text:p>
            <text:p text:style-name="P29"><text:span text:style-name="Source_20_Text"><text:span text:style-name="T11"/></text:span></text:p>
            <text:p text:style-name="P39"><text:span text:style-name="Source_20_Text"><text:span text:style-name="T11">setCookie</text:span></text:span><text:span text:style-name="Source_20_Text"><text:span text:style-name="T131">(Options obje</text:span></text:span><text:span text:style-name="Source_20_Text"><text:span text:style-name="T133">ct: </text:span></text:span><text:span text:style-name="Source_20_Text"><text:span text:style-name="T134">properties are the same as the parameters</text:span></text:span><text:span text:style-name="Source_20_Text"><text:span text:style-name="T131">);</text:span></text:span></text:p>
            <text:p text:style-name="P38"><text:span text:style-name="Source_20_Text"><text:span text:style-name="T131"/></text:span></text:p>
            <text:p text:style-name="P38"><text:span text:style-name="Source_20_Text"><text:span text:style-name="T11">removeCookie(name[,path</text:span></text:span><text:span text:style-name="Source_20_Text"><text:span text:style-name="T131">="/"</text:span></text:span><text:span text:style-name="Source_20_Text"><text:span text:style-name="T11">[,domain[,secure[,SameSite</text:span></text:span><text:span text:style-name="Source_20_Text"><text:span text:style-name="T131">=</text:span></text:span><text:span text:style-name="Source_20_Text"><text:span text:style-name="T132">"Lax"</text:span></text:span><text:span text:style-name="Source_20_Text"><text:span text:style-name="T11">[,HttpOnly]]]]]);</text:span></text:span></text:p>
            <text:p text:style-name="P38"><text:span text:style-name="Source_20_Text"><text:span text:style-name="T11"/></text:span></text:p>
            <text:p text:style-name="P38"><text:span text:style-name="Source_20_Text"><text:span text:style-name="T11">removeCookie</text:span></text:span><text:span text:style-name="Source_20_Text"><text:span text:style-name="T131">(Options obje</text:span></text:span><text:span text:style-name="Source_20_Text"><text:span text:style-name="T133">ct: </text:span></text:span><text:span text:style-name="Source_20_Text"><text:span text:style-name="T134">properties are the same as the parameters</text:span></text:span><text:span text:style-name="Source_20_Text"><text:span text:style-name="T131">);</text:span></text:span></text:p>
            <text:p text:style-name="P29"><text:span text:style-name="Source_20_Text"><text:span text:style-name="T131"/></text:span></text:p>
            <text:p text:style-name="P29"><text:span text:style-name="Source_20_Text"><text:span text:style-name="T112">clearCookies([path</text:span></text:span><text:span text:style-name="Source_20_Text"><text:span text:style-name="T131">="/"</text:span></text:span><text:span text:style-name="Source_20_Text"><text:span text:style-name="T112">[,domain[,</text:span></text:span><text:span text:style-name="Source_20_Text"><text:span text:style-name="T135">sec</text:span></text:span><text:span text:style-name="Source_20_Text"><text:span text:style-name="T112">[,SameSite</text:span></text:span><text:span text:style-name="Source_20_Text"><text:span text:style-name="T131">=</text:span></text:span><text:span text:style-name="Source_20_Text"><text:span text:style-name="T132">"Lax"</text:span></text:span><text:span text:style-name="Source_20_Text"><text:span text:style-name="T112">[,HttpOnly]]]]]);</text:span></text:span></text:p>
            <text:p text:style-name="P29"><text:span text:style-name="Source_20_Text"><text:span text:style-name="T112"/></text:span></text:p>
            <text:p text:style-name="P38"><text:span text:style-name="Source_20_Text"><text:span text:style-name="T112">clearCookies</text:span></text:span><text:span text:style-name="Source_20_Text"><text:span text:style-name="T131">(Options obje</text:span></text:span><text:span text:style-name="Source_20_Text"><text:span text:style-name="T133">ct: </text:span></text:span><text:span text:style-name="Source_20_Text"><text:span text:style-name="T134">properties are the same as the parameters</text:span></text:span><text:span text:style-name="Source_20_Text"><text:span text:style-name="T131">);</text:span></text:span></text:p>
          </table:table-cell>
          <table:table-cell table:style-name="Table5.C2" office:value-type="string">
            <text:p text:style-name="P40">sum(value1[,valueN]);</text:p>
            <text:p text:style-name="P40">avg(value1[,valueN]);</text:p>
            <text:p text:style-name="P40">product(value1[,valueN]);</text:p>
            <text:p text:style-name="P40"><text:span text:style-name="T136">mod</text:span><text:span text:style-name="T137">(value1,value2);</text:span></text:p>
            <text:p text:style-name="P40"><text:span text:style-name="Source_20_Text"><text:span text:style-name="T138">re</text:span></text:span><text:span text:style-name="Source_20_Text"><text:span text:style-name="T139">m(value1,value2);</text:span></text:span></text:p>
            <text:p text:style-name="P40">clamp(value,min,max);</text:p>
            <text:p text:style-name="P40"><text:span text:style-name="T140">minmax</text:span>(value,min,max);</text:p>
            <text:p text:style-name="P41"><text:span text:style-name="Source_20_Text"><text:span text:style-name="T11">inRange(value,min,max);</text:span></text:span></text:p>
            <text:p text:style-name="P41"><text:span text:style-name="Source_20_Text"><text:span text:style-name="T141">signbit(value);</text:span></text:span></text:p>
            <text:p text:style-name="P42"><text:span text:style-name="Source_20_Text"><text:span text:style-name="T11">randomInt([max]);</text:span></text:span></text:p>
            <text:p text:style-name="P42"><text:span text:style-name="Source_20_Text"><text:span text:style-name="T11">randomInt(min,max);</text:span></text:span></text:p>
            <text:p text:style-name="P42"><text:span text:style-name="Source_20_Text"><text:span text:style-name="T11">randomFloat([max]);</text:span></text:span></text:p>
            <text:p text:style-name="P42"><text:span text:style-name="Source_20_Text"><text:span text:style-name="T11">randomFloat(min,max);</text:span></text:span></text:p>
            <text:p text:style-name="P43">isEven(value);</text:p>
            <text:p text:style-name="P43">isOdd(valu<text:span text:style-name="T142">e</text:span>);</text:p>
            <text:p text:style-name="P44">isInt8(value);</text:p>
            <text:p text:style-name="P44">isInt16(value);</text:p>
            <text:p text:style-name="P44">isUInt32(value);</text:p>
            <text:p text:style-name="P44">isUInt8(value);</text:p>
            <text:p text:style-name="P44">isUInt16(value);</text:p>
            <text:p text:style-name="P44">isInt32(value);</text:p>
            <text:p text:style-name="P44">isBigInt64(value);</text:p>
            <text:p text:style-name="P45"><text:span text:style-name="T143">i</text:span><text:span text:style-name="T144">s</text:span>BigUInt64(value);</text:p>
            <text:p text:style-name="P45"><text:span text:style-name="T144">is</text:span>Float<text:span text:style-name="T145">16</text:span>(value);</text:p>
            <text:p text:style-name="P42"><text:span text:style-name="Source_20_Text"><text:span text:style-name="T141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41">);</text:span></text:span></text:p>
            <text:p text:style-name="P42"><text:span text:style-name="Source_20_Text"><text:span text:style-name="T108">toInteger(valu</text:span></text:span><text:span text:style-name="Source_20_Text"><text:span text:style-name="T109">e</text:span></text:span><text:span text:style-name="Source_20_Text"><text:span text:style-name="T108">);</text:span></text:span></text:p>
            <text:p text:style-name="P46"><text:span text:style-name="Source_20_Text"><text:span text:style-name="T146">toIntegerOrInfinity(value);</text:span></text:span></text:p>
            <text:p text:style-name="P43"><text:span text:style-name="T147">t</text:span><text:span text:style-name="T148">oInt8(value);</text:span></text:p>
            <text:p text:style-name="P45">toInt16(value);</text:p>
            <text:p text:style-name="P45">toInt32(value);</text:p>
            <text:p text:style-name="P45">toUInt8(value);</text:p>
            <text:p text:style-name="P45">toUInt<text:span text:style-name="T149">1</text:span>6(value);</text:p>
            <text:p text:style-name="P45">toUInt32(value;</text:p>
            <text:p text:style-name="P45">toBigInt64(value);</text:p>
            <text:p text:style-name="P45">toBigUInt64(value);</text:p>
            <text:p text:style-name="P45"><text:span text:style-name="T149">toFloat</text:span><text:span text:style-name="T144">16</text:span><text:span text:style-name="T149">(value);</text:span></text:p>
            <text:p text:style-name="P44"><text:span text:style-name="Source_20_Text"><text:span text:style-name="T150">toFloat32(value);</text:span></text:span></text:p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8"><text:span text:style-name="Source_20_Text"><text:span text:style-name="T151">Collections </text:span></text:span><text:span text:style-name="Source_20_Text"><text:span text:style-name="T152">API</text:span></text:span></text:p>
          </table:table-cell>
          <table:covered-table-cell/>
          <table:table-cell table:style-name="Table4.C1" office:value-type="string">
            <text:p text:style-name="P49">Polyfills</text:p>
          </table:table-cell>
        </table:table-row>
        <table:table-row>
          <table:table-cell table:style-name="Table4.A2" office:value-type="string">
            <text:p text:style-name="P50"><text:span text:style-name="Source_20_Text"><text:span text:style-name="T153">castArray</text:span></text:span><text:span text:style-name="Source_20_Text"><text:span text:style-name="T154">(value);</text:span></text:span></text:p>
            <text:p text:style-name="P50"><text:span text:style-name="Source_20_Text"><text:span text:style-name="T154">compact</text:span></text:span><text:span text:style-name="Source_20_Text"><text:span text:style-name="T155">(iterator);</text:span></text:span></text:p>
            <text:p text:style-name="P50"><text:span text:style-name="Source_20_Text"><text:span text:style-name="T153">arrayDeepClone(array);</text:span></text:span></text:p>
            <text:p text:style-name="P50"><text:span text:style-name="Source_20_Text"><text:span text:style-name="T153">arrayMerge(target,so</text:span></text:span><text:span text:style-name="Source_20_Text"><text:span text:style-name="T156">ur</text:span></text:span><text:span text:style-name="Source_20_Text"><text:span text:style-name="T157">c</text:span></text:span><text:span text:style-name="Source_20_Text"><text:span text:style-name="T153">e</text:span></text:span><text:span text:style-name="Source_20_Text"><text:span text:style-name="T156">1</text:span></text:span><text:span text:style-name="Source_20_Text"><text:span text:style-name="T153">[,</text:span></text:span><text:span text:style-name="Source_20_Text"><text:span text:style-name="T157">s</text:span></text:span><text:span text:style-name="Source_20_Text"><text:span text:style-name="T156">ou</text:span></text:span><text:span text:style-name="Source_20_Text"><text:span text:style-name="T157">r</text:span></text:span><text:span text:style-name="Source_20_Text"><text:span text:style-name="T156">ce</text:span></text:span><text:span text:style-name="Source_20_Text"><text:span text:style-name="T153">N]);</text:span></text:span></text:p>
            <text:p text:style-name="P51"><text:span text:style-name="Source_20_Text"><text:span text:style-name="T158">arrayAdd</text:span></text:span><text:span text:style-name="Source_20_Text"><text:span text:style-name="T153">(array,value);</text:span></text:span></text:p>
            <text:p text:style-name="P51"><text:span text:style-name="Source_20_Text"><text:span text:style-name="T153">arrayClear(array); </text:span></text:span></text:p>
            <text:p text:style-name="P51"><text:span text:style-name="Source_20_Text"><text:span text:style-name="T159">arrayRemove(array,value[,all </text:span></text:span><text:span text:style-name="Source_20_Text"><text:span text:style-name="T160">= false</text:span></text:span><text:span text:style-name="Source_20_Text"><text:span text:style-name="T159">]);</text:span></text:span></text:p>
            <text:p text:style-name="P52"><text:span text:style-name="Source_20_Text"><text:span text:style-name="T159">arrayRemove</text:span></text:span><text:span text:style-name="Source_20_Text"><text:span text:style-name="T161">By</text:span></text:span><text:span text:style-name="Source_20_Text"><text:span text:style-name="T159">(array,c</text:span></text:span><text:span text:style-name="Source_20_Text"><text:span text:style-name="T161">allback</text:span></text:span><text:span text:style-name="Source_20_Text"><text:span text:style-name="T159">[,all</text:span></text:span><text:span text:style-name="Source_20_Text"><text:span text:style-name="T160">=false</text:span></text:span><text:span text:style-name="Source_20_Text"><text:span text:style-name="T159">]);</text:span></text:span></text:p>
            <text:p text:style-name="P53"><text:span text:style-name="Source_20_Text"><text:span text:style-name="T162"/></text:span></text:p>
            <text:p text:style-name="P53"><text:span text:style-name="Source_20_Text"><text:span text:style-name="T162">arrayRange([start=0[,end = </text:span></text:span><text:span text:style-name="Source_20_Text"><text:span text:style-name="T163">99</text:span></text:span><text:span text:style-name="Source_20_Text"><text:span text:style-name="T162">[,step = 1]]]);</text:span></text:span></text:p>
            <text:p text:style-name="P54"><text:span text:style-name="Source_20_Text"><text:span text:style-name="T164">iterRange([start=0[,step=1[,end=Infinity]]]);</text:span></text:span></text:p>
            <text:p text:style-name="P54"><text:span text:style-name="Source_20_Text"><text:span text:style-name="T164"/></text:span></text:p>
            <text:p text:style-name="P55"><text:span text:style-name="Source_20_Text"><text:span text:style-name="T84">arrayCycle(i</text:span></text:span><text:span text:style-name="Source_20_Text"><text:span text:style-name="T165">terator</text:span></text:span><text:span text:style-name="Source_20_Text"><text:span text:style-name="T84">[,n </text:span></text:span><text:span text:style-name="Source_20_Text"><text:span text:style-name="T166">= 100</text:span></text:span><text:span text:style-name="Source_20_Text"><text:span text:style-name="T84">]);</text:span></text:span></text:p>
            <text:p text:style-name="P54"><text:span text:style-name="Source_20_Text"><text:span text:style-name="T164">iterCycle(iter</text:span></text:span><text:span text:style-name="Source_20_Text"><text:span text:style-name="T167">ator</text:span></text:span><text:span text:style-name="Source_20_Text"><text:span text:style-name="T164">[,n </text:span></text:span><text:span text:style-name="Source_20_Text"><text:span text:style-name="T168">= Infinity</text:span></text:span><text:span text:style-name="Source_20_Text"><text:span text:style-name="T164">]);</text:span></text:span></text:p>
            <text:p text:style-name="P56"><text:span text:style-name="Source_20_Text"><text:span text:style-name="T84"/></text:span></text:p>
            <text:p text:style-name="P56"><text:span text:style-name="Source_20_Text"><text:span text:style-name="T84">arrayRepeat(value[,n </text:span></text:span><text:span text:style-name="Source_20_Text"><text:span text:style-name="T169">= 100</text:span></text:span><text:span text:style-name="Source_20_Text"><text:span text:style-name="T84">]);</text:span></text:span></text:p>
            <text:p text:style-name="P54"><text:span text:style-name="Source_20_Text"><text:span text:style-name="T84">iterRepeat(value[,n </text:span></text:span><text:span text:style-name="Source_20_Text"><text:span text:style-name="T168">= Infinity</text:span></text:span><text:span text:style-name="Source_20_Text"><text:span text:style-name="T84">]);</text:span></text:span></text:p>
            <text:p text:style-name="P57"><text:span text:style-name="Source_20_Text"><text:span text:style-name="T170"/></text:span></text:p>
            <text:p text:style-name="P57"><text:span text:style-name="Source_20_Text"><text:span text:style-name="T170">unique(iterator[,resolver]);</text:span></text:span></text:p>
            <text:p text:style-name="P57"><text:span text:style-name="Source_20_Text"><text:span text:style-name="T164">slice(i</text:span></text:span><text:span text:style-name="Source_20_Text"><text:span text:style-name="T165">terator</text:span></text:span><text:span text:style-name="Source_20_Text"><text:span text:style-name="T164">[,begin=0[,end = Infinity]]);</text:span></text:span></text:p>
            <text:p text:style-name="P55"><text:span text:style-name="Source_20_Text"><text:span text:style-name="T164">withOut(i</text:span></text:span><text:span text:style-name="Source_20_Text"><text:span text:style-name="T165">terator</text:span></text:span><text:span text:style-name="Source_20_Text"><text:span text:style-name="T164">,filter</text:span></text:span><text:span text:style-name="Source_20_Text"><text:span text:style-name="T165">Iterator</text:span></text:span><text:span text:style-name="Source_20_Text"><text:span text:style-name="T164">);</text:span></text:span></text:p>
            <text:p text:style-name="P58"><text:span text:style-name="Source_20_Text"><text:span text:style-name="T84">reduce(i</text:span></text:span><text:span text:style-name="Source_20_Text"><text:span text:style-name="T165">terator</text:span></text:span><text:span text:style-name="Source_20_Text"><text:span text:style-name="T84">,callback[,initialvalue]);</text:span></text:span></text:p>
            <text:p text:style-name="P58"><text:span text:style-name="Source_20_Text"><text:span text:style-name="T171">count</text:span></text:span><text:span text:style-name="Source_20_Text"><text:span text:style-name="T84">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/></text:span></text:p>
            <text:p text:style-name="P58"><text:span text:style-name="Source_20_Text"><text:span text:style-name="T84">take(i</text:span></text:span><text:span text:style-name="Source_20_Text"><text:span text:style-name="T165">terator</text:span></text:span><text:span text:style-name="Source_20_Text"><text:span text:style-name="T84">[,n </text:span></text:span><text:span text:style-name="Source_20_Text"><text:span text:style-name="T172">= 1</text:span></text:span><text:span text:style-name="Source_20_Text"><text:span text:style-name="T84">]);</text:span></text:span></text:p>
            <text:p text:style-name="P58"><text:span text:style-name="Source_20_Text"><text:span text:style-name="T84">takeWhile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>takeRight(i</text:span></text:span><text:span text:style-name="Source_20_Text"><text:span text:style-name="T165">terator</text:span></text:span><text:span text:style-name="Source_20_Text"><text:span text:style-name="T84">[,n </text:span></text:span><text:span text:style-name="Source_20_Text"><text:span text:style-name="T172">= 1</text:span></text:span><text:span text:style-name="Source_20_Text"><text:span text:style-name="T84">]);</text:span></text:span></text:p>
            <text:p text:style-name="P58"><text:span text:style-name="Source_20_Text"><text:span text:style-name="T84">takeRightWhile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>drop(i</text:span></text:span><text:span text:style-name="Source_20_Text"><text:span text:style-name="T165">terator</text:span></text:span><text:span text:style-name="Source_20_Text"><text:span text:style-name="T84">[,n </text:span></text:span><text:span text:style-name="Source_20_Text"><text:span text:style-name="T172">= 1</text:span></text:span><text:span text:style-name="Source_20_Text"><text:span text:style-name="T84">]);</text:span></text:span><text:span text:style-name="Source_20_Text"><text:span text:style-name="T173"> </text:span></text:span></text:p>
            <text:p text:style-name="P58"><text:span text:style-name="Source_20_Text"><text:span text:style-name="T84">dropWhile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>dropRight(i</text:span></text:span><text:span text:style-name="Source_20_Text"><text:span text:style-name="T165">terator</text:span></text:span><text:span text:style-name="Source_20_Text"><text:span text:style-name="T84">[,n </text:span></text:span><text:span text:style-name="Source_20_Text"><text:span text:style-name="T172">= 1</text:span></text:span><text:span text:style-name="Source_20_Text"><text:span text:style-name="T84">]);</text:span></text:span></text:p>
            <text:p text:style-name="P58"><text:span text:style-name="Source_20_Text"><text:span text:style-name="T84">dropRightWhile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/></text:span></text:p>
            <text:p text:style-name="P59"><text:span text:style-name="Source_20_Text"><text:span text:style-name="T84">isSuperset(superCollection,subCollection);</text:span></text:span></text:p>
            <text:p text:style-name="P58"><text:span text:style-name="Source_20_Text"><text:span text:style-name="T84">setDifference(</text:span></text:span><text:span text:style-name="Source_20_Text"><text:span text:style-name="T174">set1,set2</text:span></text:span><text:span text:style-name="Source_20_Text"><text:span text:style-name="T84">);</text:span></text:span></text:p>
            <text:p text:style-name="P59"><text:span text:style-name="Source_20_Text"><text:span text:style-name="T84">setIntersection(</text:span></text:span><text:span text:style-name="Source_20_Text"><text:span text:style-name="T174">set1,set2</text:span></text:span><text:span text:style-name="Source_20_Text"><text:span text:style-name="T84">);</text:span></text:span></text:p>
            <text:p text:style-name="P59"><text:span text:style-name="Source_20_Text"><text:span text:style-name="T84">setSymmetricDifference(</text:span></text:span><text:span text:style-name="Source_20_Text"><text:span text:style-name="T174">set1,set2</text:span></text:span><text:span text:style-name="Source_20_Text"><text:span text:style-name="T84">);</text:span></text:span></text:p>
            <text:p text:style-name="P59"><text:span text:style-name="Source_20_Text"><text:span text:style-name="T84">setUnion(iterator1[,iteratorN] );</text:span></text:span></text:p>
          </table:table-cell>
          <table:table-cell table:style-name="Table4.B2" office:value-type="string">
            <text:p text:style-name="P55"><text:span text:style-name="Source_20_Text"><text:span text:style-name="T175">forEach</text:span></text:span><text:span text:style-name="Source_20_Text"><text:span text:style-name="T164">(i</text:span></text:span><text:span text:style-name="Source_20_Text"><text:span text:style-name="T165">terator</text:span></text:span><text:span text:style-name="Source_20_Text"><text:span text:style-name="T164">,callback);</text:span></text:span></text:p>
            <text:p text:style-name="P60"><text:span text:style-name="Source_20_Text"><text:span text:style-name="T176">map(i</text:span></text:span><text:span text:style-name="Source_20_Text"><text:span text:style-name="T177">terator</text:span></text:span><text:span text:style-name="Source_20_Text"><text:span text:style-name="T176">,callback);</text:span></text:span></text:p>
            <text:p text:style-name="P58"><text:span text:style-name="Source_20_Text"><text:span text:style-name="T164">enumerate(i</text:span></text:span><text:span text:style-name="Source_20_Text"><text:span text:style-name="T165">terator</text:span></text:span><text:span text:style-name="Source_20_Text"><text:span text:style-name="T164">[,offset = 0]);</text:span></text:span></text:p>
            <text:p text:style-name="P58"><text:span text:style-name="Source_20_Text"><text:span text:style-name="T84">size(i</text:span></text:span><text:span text:style-name="Source_20_Text"><text:span text:style-name="T165">terator</text:span></text:span><text:span text:style-name="Source_20_Text"><text:span text:style-name="T84">);</text:span></text:span></text:p>
            <text:p text:style-name="P61"><text:span text:style-name="Source_20_Text"><text:span text:style-name="T178"/></text:span></text:p>
            <text:p text:style-name="P58"><text:span text:style-name="Source_20_Text"><text:span text:style-name="T84">every(i</text:span></text:span><text:span text:style-name="Source_20_Text"><text:span text:style-name="T165">terator</text:span></text:span><text:span text:style-name="Source_20_Text"><text:span text:style-name="T84">,c</text:span></text:span><text:span text:style-name="Source_20_Text"><text:span text:style-name="T179">allback</text:span></text:span><text:span text:style-name="Source_20_Text"><text:span text:style-name="T84">);</text:span></text:span></text:p>
            <text:p text:style-name="P58"><text:span text:style-name="Source_20_Text"><text:span text:style-name="T84">some(i</text:span></text:span><text:span text:style-name="Source_20_Text"><text:span text:style-name="T165">terator</text:span></text:span><text:span text:style-name="Source_20_Text"><text:span text:style-name="T84">,c</text:span></text:span><text:span text:style-name="Source_20_Text"><text:span text:style-name="T179">allback</text:span></text:span><text:span text:style-name="Source_20_Text"><text:span text:style-name="T84">);</text:span></text:span><text:span text:style-name="Source_20_Text"><text:span text:style-name="T180"> </text:span></text:span></text:p>
            <text:p text:style-name="P58"><text:span text:style-name="Source_20_Text"><text:span text:style-name="T164">none(i</text:span></text:span><text:span text:style-name="Source_20_Text"><text:span text:style-name="T165">terator</text:span></text:span><text:span text:style-name="Source_20_Text"><text:span text:style-name="T164">,c</text:span></text:span><text:span text:style-name="Source_20_Text"><text:span text:style-name="T179">allback</text:span></text:span><text:span text:style-name="Source_20_Text"><text:span text:style-name="T164">);</text:span></text:span></text:p>
            <text:p text:style-name="P58"><text:span text:style-name="Source_20_Text"><text:span text:style-name="T164"/></text:span></text:p>
            <text:p text:style-name="P58"><text:span text:style-name="Source_20_Text"><text:span text:style-name="T84">includes(</text:span></text:span><text:span text:style-name="Source_20_Text"><text:span text:style-name="T181">collection</text:span></text:span><text:span text:style-name="Source_20_Text"><text:span text:style-name="T84">,</text:span></text:span><text:span text:style-name="Source_20_Text"><text:span text:style-name="T182">value</text:span></text:span><text:span text:style-name="Source_20_Text"><text:span text:style-name="T181">[,comparator]</text:span></text:span><text:span text:style-name="Source_20_Text"><text:span text:style-name="T84">);</text:span></text:span></text:p>
            <text:p text:style-name="P58"><text:span text:style-name="Source_20_Text"><text:span text:style-name="T84">find(i</text:span></text:span><text:span text:style-name="Source_20_Text"><text:span text:style-name="T165">terator</text:span></text:span><text:span text:style-name="Source_20_Text"><text:span text:style-name="T84">,c</text:span></text:span><text:span text:style-name="Source_20_Text"><text:span text:style-name="T179">allback</text:span></text:span><text:span text:style-name="Source_20_Text"><text:span text:style-name="T84">);</text:span></text:span></text:p>
            <text:p text:style-name="P58"><text:span text:style-name="Source_20_Text"><text:span text:style-name="T84">findLast(i</text:span></text:span><text:span text:style-name="Source_20_Text"><text:span text:style-name="T165">terator</text:span></text:span><text:span text:style-name="Source_20_Text"><text:span text:style-name="T84">,callback);</text:span></text:span></text:p>
            <text:p text:style-name="P58"><text:span text:style-name="Source_20_Text"><text:span text:style-name="T84">filter(i</text:span></text:span><text:span text:style-name="Source_20_Text"><text:span text:style-name="T165">terator</text:span></text:span><text:span text:style-name="Source_20_Text"><text:span text:style-name="T84">,c</text:span></text:span><text:span text:style-name="Source_20_Text"><text:span text:style-name="T179">allback</text:span></text:span><text:span text:style-name="Source_20_Text"><text:span text:style-name="T84">);</text:span></text:span></text:p>
            <text:p text:style-name="P58"><text:span text:style-name="Source_20_Text"><text:span text:style-name="T183">reject(i</text:span></text:span><text:span text:style-name="Source_20_Text"><text:span text:style-name="T165">terator</text:span></text:span><text:span text:style-name="Source_20_Text"><text:span text:style-name="T183">,c</text:span></text:span><text:span text:style-name="Source_20_Text"><text:span text:style-name="T179">allback</text:span></text:span><text:span text:style-name="Source_20_Text"><text:span text:style-name="T183">);</text:span></text:span></text:p>
            <text:p text:style-name="P55"><text:span text:style-name="Source_20_Text"><text:span text:style-name="T184">p</text:span></text:span><text:span text:style-name="Source_20_Text"><text:span text:style-name="T185">artition(i</text:span></text:span><text:span text:style-name="Source_20_Text"><text:span text:style-name="T186">terator</text:span></text:span><text:span text:style-name="Source_20_Text"><text:span text:style-name="T185">,c</text:span></text:span><text:span text:style-name="Source_20_Text"><text:span text:style-name="T187">a</text:span></text:span><text:span text:style-name="Source_20_Text"><text:span text:style-name="T188">llb</text:span></text:span><text:span text:style-name="Source_20_Text"><text:span text:style-name="T187">a</text:span></text:span><text:span text:style-name="Source_20_Text"><text:span text:style-name="T188">ck</text:span></text:span><text:span text:style-name="Source_20_Text"><text:span text:style-name="T185">);</text:span></text:span></text:p>
            <text:p text:style-name="P62"><text:span text:style-name="Source_20_Text"><text:span text:style-name="T189"/></text:span></text:p>
            <text:p text:style-name="P55"><text:span text:style-name="Source_20_Text"><text:span text:style-name="T84">zip(i</text:span></text:span><text:span text:style-name="Source_20_Text"><text:span text:style-name="T165">terator1</text:span></text:span><text:span text:style-name="Source_20_Text"><text:span text:style-name="T84">[,</text:span></text:span><text:span text:style-name="Source_20_Text"><text:span text:style-name="T165">iteratorN</text:span></text:span><text:span text:style-name="Source_20_Text"><text:span text:style-name="T84">]);</text:span></text:span></text:p>
            <text:p text:style-name="P63"><text:span text:style-name="Source_20_Text"><text:span text:style-name="T190">unzip(i</text:span></text:span><text:span text:style-name="Source_20_Text"><text:span text:style-name="T186">terator</text:span></text:span><text:span text:style-name="Source_20_Text"><text:span text:style-name="T190">);</text:span></text:span></text:p>
            <text:p text:style-name="P63"><text:span text:style-name="Source_20_Text"><text:span text:style-name="T190">zipObj(i</text:span></text:span><text:span text:style-name="Source_20_Text"><text:span text:style-name="T186">terator1</text:span></text:span><text:span text:style-name="Source_20_Text"><text:span text:style-name="T190">,i</text:span></text:span><text:span text:style-name="Source_20_Text"><text:span text:style-name="T186">terator1</text:span></text:span><text:span text:style-name="Source_20_Text"><text:span text:style-name="T190">);</text:span></text:span></text:p>
            <text:p text:style-name="P58"><text:span text:style-name="Source_20_Text"><text:span text:style-name="T189">shuffle(i</text:span></text:span><text:span text:style-name="Source_20_Text"><text:span text:style-name="T165">terator</text:span></text:span><text:span text:style-name="Source_20_Text"><text:span text:style-name="T189">);</text:span></text:span></text:p>
            <text:p text:style-name="P58"><text:span text:style-name="Source_20_Text"><text:span text:style-name="T189"/></text:span></text:p>
            <text:p text:style-name="P64"><text:span text:style-name="Source_20_Text"><text:span text:style-name="T84">min(v</text:span></text:span><text:span text:style-name="Source_20_Text"><text:span text:style-name="T191">alue1[,valueN]</text:span></text:span><text:span text:style-name="Source_20_Text"><text:span text:style-name="T84">);</text:span></text:span></text:p>
            <text:p text:style-name="P65"><text:span text:style-name="Source_20_Text"><text:span text:style-name="T192">max(v</text:span></text:span><text:span text:style-name="Source_20_Text"><text:span text:style-name="T193">alue1[,valueN]</text:span></text:span><text:span text:style-name="Source_20_Text"><text:span text:style-name="T192">);</text:span></text:span></text:p>
            <text:p text:style-name="P58"><text:span text:style-name="Source_20_Text"><text:span text:style-name="T194">sort(i</text:span></text:span><text:span text:style-name="Source_20_Text"><text:span text:style-name="T165">terator</text:span></text:span><text:span text:style-name="Source_20_Text"><text:span text:style-name="T195">[</text:span></text:span><text:span text:style-name="Source_20_Text"><text:span text:style-name="T194">,number</text:span></text:span><text:span text:style-name="Source_20_Text"><text:span text:style-name="T196">s = false</text:span></text:span><text:span text:style-name="Source_20_Text"><text:span text:style-name="T195">]</text:span></text:span><text:span text:style-name="Source_20_Text"><text:span text:style-name="T194">);</text:span></text:span></text:p>
            <text:p text:style-name="P58"><text:span text:style-name="Source_20_Text"><text:span text:style-name="T189">reverse(i</text:span></text:span><text:span text:style-name="Source_20_Text"><text:span text:style-name="T165">terator</text:span></text:span><text:span text:style-name="Source_20_Text"><text:span text:style-name="T189">);</text:span></text:span></text:p>
            <text:p text:style-name="P64"><text:span text:style-name="Source_20_Text"><text:span text:style-name="T84"/></text:span></text:p>
            <text:p text:style-name="P55"><text:span text:style-name="Source_20_Text"><text:span text:style-name="T84">item(i</text:span></text:span><text:span text:style-name="Source_20_Text"><text:span text:style-name="T165">terator</text:span></text:span><text:span text:style-name="Source_20_Text"><text:span text:style-name="T84">,index);</text:span></text:span></text:p>
            <text:p text:style-name="P55"><text:span text:style-name="Source_20_Text"><text:span text:style-name="T197">nth(i</text:span></text:span><text:span text:style-name="Source_20_Text"><text:span text:style-name="T165">terator</text:span></text:span><text:span text:style-name="Source_20_Text"><text:span text:style-name="T197">,index);</text:span></text:span></text:p>
            <text:p text:style-name="P58"><text:span text:style-name="Source_20_Text"><text:span text:style-name="T84">first(i</text:span></text:span><text:span text:style-name="Source_20_Text"><text:span text:style-name="T165">terator</text:span></text:span><text:span text:style-name="Source_20_Text"><text:span text:style-name="T84">);</text:span></text:span></text:p>
            <text:p text:style-name="P58"><text:span text:style-name="Source_20_Text"><text:span text:style-name="T198">head(i</text:span></text:span><text:span text:style-name="Source_20_Text"><text:span text:style-name="T186">terator</text:span></text:span><text:span text:style-name="Source_20_Text"><text:span text:style-name="T198">);</text:span></text:span></text:p>
            <text:p text:style-name="P66"><text:span text:style-name="Source_20_Text"><text:span text:style-name="T153">last(i</text:span></text:span><text:span text:style-name="Source_20_Text"><text:span text:style-name="T177">terator</text:span></text:span><text:span text:style-name="Source_20_Text"><text:span text:style-name="T153">);</text:span></text:span></text:p>
            <text:p text:style-name="P67">initial(i<text:span text:style-name="Source_20_Text"><text:span text:style-name="T199">terator</text:span></text:span>);</text:p>
            <text:p text:style-name="P58"><text:span text:style-name="Source_20_Text"><text:span text:style-name="T84">tail(i</text:span></text:span><text:span text:style-name="Source_20_Text"><text:span text:style-name="T165">terator</text:span></text:span><text:span text:style-name="Source_20_Text"><text:span text:style-name="T84">);</text:span></text:span></text:p>
            <text:p text:style-name="P58"><text:span text:style-name="Source_20_Text"><text:span text:style-name="T84"/></text:span></text:p>
            <text:p text:style-name="P58"><text:span text:style-name="Source_20_Text"><text:span text:style-name="T200">flat(i</text:span></text:span><text:span text:style-name="Source_20_Text"><text:span text:style-name="T165">terator</text:span></text:span><text:span text:style-name="Source_20_Text"><text:span text:style-name="T200">);</text:span></text:span></text:p>
            <text:p text:style-name="P58"><text:span text:style-name="Source_20_Text"><text:span text:style-name="T84">concat(i</text:span></text:span><text:span text:style-name="Source_20_Text"><text:span text:style-name="T165">terator1</text:span></text:span><text:span text:style-name="Source_20_Text"><text:span text:style-name="T84">[,</text:span></text:span><text:span text:style-name="Source_20_Text"><text:span text:style-name="T165">iteratorN</text:span></text:span><text:span text:style-name="Source_20_Text"><text:span text:style-name="T84">]);</text:span></text:span></text:p>
            <text:p text:style-name="P58"><text:span text:style-name="Source_20_Text"><text:span text:style-name="T164">join(i</text:span></text:span><text:span text:style-name="Source_20_Text"><text:span text:style-name="T165">terator</text:span></text:span><text:span text:style-name="Source_20_Text"><text:span text:style-name="T164">[,separator </text:span></text:span><text:span text:style-name="Source_20_Text"><text:span text:style-name="T201">= ","</text:span></text:span><text:span text:style-name="Source_20_Text"><text:span text:style-name="T164">]);</text:span></text:span></text:p>
          </table:table-cell>
          <table:table-cell table:style-name="Table4.C2" office:value-type="string">
            <text:p text:style-name="P68"><text:span text:style-name="Source_20_Text"><text:span text:style-name="T84"/></text:span></text:p>
            <text:p text:style-name="P6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3">Array.fromAsync(); </text:span></text:span></text:a></text:p>
            <text:p text:style-name="P69"><text:span text:style-name="Source_20_Text"><text:span text:style-name="T153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2">Array.prototype.toRevers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3">Array.prototype.toSort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3">Array.prototype.toSplic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3">Array.prototype.with()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API/Crypto/randomUUID" text:style-name="Internet_20_link" text:visited-style-name="Visited_20_Internet_20_Link"><text:span text:style-name="Source_20_Text"><text:span text:style-name="T153">crypto.randomUUID();</text:span></text:span></text:a></text:p>
            <text:p text:style-name="P70"><text:span text:style-name="Source_20_Text"><text:span text:style-name="T84"/></text:span></text:p>
            <text:p text:style-name="P7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3">Error.isError()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3">globalThis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3">Map.groupBy();</text:span></text:span></text:a></text:p>
            <text:p text:style-name="P72"><text:span text:style-name="Source_20_Text"><text:span text:style-name="T84"/></text:span></text:p>
            <text:p text:style-name="P72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3">Math.sumPrecise();</text:span></text:span></text:a></text:p>
            <text:p text:style-name="P72"><text:span text:style-name="Source_20_Text"><text:span text:style-name="T84"/></text:span></text:p>
            <text:p text:style-name="P7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4">Object.groupBy();</text:span></text:span></text:a></text:p>
            <text:p text:style-name="P70"><text:span text:style-name="Source_20_Text"><text:span text:style-name="T205"/></text:span></text:p>
            <text:p text:style-name="P7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3">Object</text:span></text:span><text:span text:style-name="Source_20_Text"><text:span text:style-name="T206">.</text:span></text:span><text:span text:style-name="Source_20_Text"><text:span text:style-name="T207">hasOwn();</text:span></text:span></text:a></text:p>
            <text:p text:style-name="P70"><text:span text:style-name="Source_20_Text"><text:span text:style-name="T84"/></text:span></text:p>
            <text:p text:style-name="P7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8">TypedArray.prototype.toReversed();</text:span></text:span></text:a><text:span text:style-name="T153"/></text:p>
            <text:p text:style-name="P73"><text:span text:style-name="Source_20_Text"><text:span text:style-name="T178"/></text:span></text:p>
            <text:p text:style-name="P7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8">TypedArray.prototype.toSorted();</text:span></text:span></text:a></text:p>
            <text:p text:style-name="P73"><text:span text:style-name="Source_20_Text"><text:span text:style-name="T178"/></text:span></text:p>
            <text:p text:style-name="P7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8">TypedArray.prototype.with();</text:span></text:span></text:a></text:p>
            <text:p text:style-name="P73"><text:span text:style-name="Source_20_Text"><text:span text:style-name="T178"/></text:span></text:p>
            <text:p text:style-name="P7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9">globalThis.AsyncFunction();</text:span></text:span></text:a></text:p>
            <text:p text:style-name="P74"><text:span text:style-name="Source_20_Text"><text:span text:style-name="T209"/></text:span></text:p>
            <text:p text:style-name="P7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0">global</text:span></text:span><text:span text:style-name="Source_20_Text"><text:span text:style-name="T211">this</text:span></text:span><text:span text:style-name="Source_20_Text"><text:span text:style-name="T209">.AsyncGeneratorFunction();</text:span></text:span></text:a></text:p>
            <text:p text:style-name="P75"/>
            <text:p text:style-name="P7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9">globalThis.GeneratorFunction();</text:span></text:span></text:a></text:p>
            <text:p text:style-name="P73"><text:span text:style-name="Source_20_Text"><text:span text:style-name="T84"/></text:span></text:p>
          </table:table-cell>
        </table:table-row>
      </table:table>
      <text:p text:style-name="P7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78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9"><text:span text:style-name="T212">Celestra for </text:span><text:span text:style-name="T213">browser</text:span><text:span text:style-name="T212">: </text:span><text:span text:style-name="T214">celestra.</text:span><text:span text:style-name="T215">browser</text:span><text:span text:style-name="T216">.</text:span><text:span text:style-name="T214">js</text:span></text:p>
          </table:table-cell>
          <table:table-cell table:style-name="Table8.B2" table:number-columns-spanned="3" office:value-type="string">
            <text:p text:style-name="P80"><text:span text:style-name="T212">Celestra for Node.js </text:span><text:span text:style-name="T217">and Deno</text:span><text:span text:style-name="T212">: </text:span><text:span text:style-name="T218">celestra.</text:span><text:span text:style-name="T216">node.</text:span><text:span text:style-name="T219">m</text:span><text:span text:style-name="T218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81"/>
            <text:p text:style-name="P82">&lt;script type="module"&gt;</text:p>
            <text:p text:style-name="P83">// import the defaultExport object</text:p>
            <text:p text:style-name="P84">import defaultExport from "./celestra.browser.js";</text:p>
            <text:p text:style-name="P84">globalThis.celestra = defaultExport;</text:p>
            <text:p text:style-name="P84">globalThis.CEL = defaultExport;</text:p>
            <text:p text:style-name="P82">&lt;/script&gt;</text:p>
            <text:p text:style-name="P84"/>
            <text:p text:style-name="P82">&lt;script type="module"&gt;</text:p>
            <text:p text:style-name="P83">// import with default with name</text:p>
            <text:p text:style-name="P84">import { default as celestra }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all into a new celestra object</text:p>
            <text:p text:style-name="P84">import * as celestra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some functions</text:p>
            <text:p text:style-name="P84">import { first, <text:span text:style-name="T220">map</text:span> } from "./celestra.browser.js";</text:p>
            <text:p text:style-name="P84">globalThis.first = first;</text:p>
            <text:p text:style-name="P84">globalThis.<text:span text:style-name="T220">map</text:span> = <text:span text:style-name="T220">map</text:span>;</text:p>
            <text:p text:style-name="P82">&lt;/script&gt;</text:p>
            <text:p text:style-name="P82"/>
            <text:p text:style-name="P82">&lt;script type="module"&gt;</text:p>
            <text:p text:style-name="P84">// dynamic import</text:p>
            <text:p text:style-name="P84">const celestra = await import("./celestra.browser.js");</text:p>
            <text:p text:style-name="P84">globalThis.celestra = celestra;</text:p>
            <text:p text:style-name="P84">globalThis.CEL = celestra;</text:p>
            <text:p text:style-name="P82">&lt;/script&gt;</text:p>
          </table:table-cell>
          <table:table-cell table:style-name="Table8.B3" table:number-columns-spanned="3" office:value-type="string">
            <text:p text:style-name="P85"/>
            <text:p text:style-name="P85">// import the defaultExport object</text:p>
            <text:p text:style-name="P86"/>
            <text:p text:style-name="P87">import defaultExport from "./celestra.<text:span text:style-name="T221">node</text:span>.<text:span text:style-name="T221">m</text:span>js";</text:p>
            <text:p text:style-name="P87">globalThis.celestra = defaultExport;</text:p>
            <text:p text:style-name="P87">globalThis.CEL = defaultExport;</text:p>
            <text:p text:style-name="P87"/>
            <text:p text:style-name="P88">// import with default with name</text:p>
            <text:p text:style-name="P87"/>
            <text:p text:style-name="P87">import { default as celestra } from "./celestra.<text:span text:style-name="T221">node</text:span>.<text:span text:style-name="T221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all into a new celestra object</text:p>
            <text:p text:style-name="P87"/>
            <text:p text:style-name="P87">import * as celestra from "./celestra.<text:span text:style-name="T221">node</text:span>.<text:span text:style-name="T221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some functions</text:p>
            <text:p text:style-name="P87"/>
            <text:p text:style-name="P87">import { first, <text:span text:style-name="T220">map</text:span> } from "./celestra.<text:span text:style-name="T221">node</text:span>.<text:span text:style-name="T221">m</text:span>js";</text:p>
            <text:p text:style-name="P87">globalThis.first = first;</text:p>
            <text:p text:style-name="P89"><text:span text:style-name="Source_20_Text"><text:span text:style-name="T222">globalThis.</text:span></text:span><text:span text:style-name="Source_20_Text"><text:span text:style-name="T223">map</text:span></text:span><text:span text:style-name="Source_20_Text"><text:span text:style-name="T222"> = </text:span></text:span><text:span text:style-name="Source_20_Text"><text:span text:style-name="T223">map</text:span></text:span><text:span text:style-name="Source_20_Text"><text:span text:style-name="T222">;<text:line-break/><text:line-break/></text:span></text:span><text:span text:style-name="Source_20_Text"><text:span text:style-name="T224">// </text:span></text:span><text:span text:style-name="Source_20_Text"><text:span text:style-name="T225">dynamic import</text:span></text:span><text:span text:style-name="Source_20_Text"><text:span text:style-name="T222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90">Removed <text:span text:style-name="T226">APIs</text:span> in the <text:span text:style-name="T218">celestra.node.</text:span><text:span text:style-name="T216">m</text:span><text:span text:style-name="T218">js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1">DOM API</text:p>
          </table:table-cell>
          <table:table-cell table:style-name="Table8.B5" office:value-type="string">
            <text:p text:style-name="P92"><text:span text:style-name="Source_20_Text"><text:span text:style-name="T222">Legacy AJAX API</text:span></text:span></text:p>
          </table:table-cell>
          <table:table-cell table:style-name="Table8.D5" office:value-type="string">
            <text:p text:style-name="P92"><text:span text:style-name="Source_20_Text"><text:span text:style-name="T222">Cookie API</text:span></text:span></text:p>
          </table:table-cell>
        </table:table-row>
      </table:table>
      <text:p text:style-name="P93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5"><text:span text:style-name="T227">v</text:span>3.1.0</text:p>
          </table:table-cell>
          <table:table-cell table:style-name="Table3.A2" office:value-type="string">
            <text:p text:style-name="P95">v3.8.0</text:p>
          </table:table-cell>
          <table:table-cell table:style-name="Table3.C2" office:value-type="string">
            <text:p text:style-name="P96">v5.6.0</text:p>
          </table:table-cell>
        </table:table-row>
        <table:table-row>
          <table:table-cell table:style-name="Table3.A3" table:number-rows-spanned="3" office:value-type="string">
            <text:p text:style-name="P97">Array.from();</text:p>
            <text:p text:style-name="P97">Array.of();</text:p>
            <text:p text:style-name="P97">Array.prototype.copyWithin();</text:p>
            <text:p text:style-name="P97">Array.prototype.fill();</text:p>
            <text:p text:style-name="P97">Array.prototype.find();</text:p>
            <text:p text:style-name="P97">Array.prototype.findIndex();</text:p>
            <text:p text:style-name="P97">Object.create();</text:p>
            <text:p text:style-name="P97">String.fromCodePoint();</text:p>
            <text:p text:style-name="P97">String.prototype.codePointAt();</text:p>
            <text:p text:style-name="P97">String.prototype.endsWith();</text:p>
            <text:p text:style-name="P97">String.prototype.startsWith();</text:p>
            <text:p text:style-name="P97">Math.acosh();</text:p>
            <text:p text:style-name="P97">Math.asinh();</text:p>
            <text:p text:style-name="P97">Math.atanh();</text:p>
            <text:p text:style-name="P97">Math.cbrt();</text:p>
            <text:p text:style-name="P97">Math.clz32();</text:p>
            <text:p text:style-name="P97">Math.cosh();</text:p>
            <text:p text:style-name="P97">Math.expm1();</text:p>
            <text:p text:style-name="P97">Math.fround();</text:p>
            <text:p text:style-name="P97">Math.hypot();</text:p>
            <text:p text:style-name="P97">Math.imul();</text:p>
            <text:p text:style-name="P97">Math.log1p();</text:p>
            <text:p text:style-name="P97">Math.log10();</text:p>
            <text:p text:style-name="P97">Math.log2();</text:p>
            <text:p text:style-name="P97">Math.sign();</text:p>
            <text:p text:style-name="P97">Math.sinh();</text:p>
            <text:p text:style-name="P97">Math.tanh();</text:p>
            <text:p text:style-name="P97">Math.trunc();</text:p>
            <text:p text:style-name="P97">Number.EPSILON;</text:p>
            <text:p text:style-name="P97">Number.isNaN();</text:p>
            <text:p text:style-name="P97">isNaN();</text:p>
            <text:p text:style-name="P97">Number.isInteger();</text:p>
            <text:p text:style-name="P97">Number.isFinite();</text:p>
            <text:p text:style-name="P97">Number.isSafeInteger();</text:p>
            <text:p text:style-name="P97">Number.parseInt();</text:p>
            <text:p text:style-name="P97">Number.parseFloat();</text:p>
          </table:table-cell>
          <table:table-cell table:style-name="Table3.B3" table:number-rows-spanned="3" office:value-type="string">
            <text:p text:style-name="P97"/>
            <text:p text:style-name="P98"><text:span text:style-name="Source_20_Text"><text:span text:style-name="T208">Array.prototype.values();</text:span></text:span></text:p>
            <text:p text:style-name="P98"><text:span text:style-name="Source_20_Text"><text:span text:style-name="T208">Array.prototype.includes();</text:span></text:span></text:p>
            <text:p text:style-name="P97"/>
            <text:p text:style-name="P98"><text:span text:style-name="Source_20_Text"><text:span text:style-name="T208">ChildNode.after();</text:span></text:span><text:span text:style-name="T228"><text:line-break/></text:span><text:span text:style-name="Source_20_Text"><text:span text:style-name="T208">ChildNode.before();</text:span></text:span><text:span text:style-name="T228"><text:line-break/></text:span><text:span text:style-name="Source_20_Text"><text:span text:style-name="T208">ChildNode.remove();</text:span></text:span><text:span text:style-name="T228"><text:line-break/></text:span><text:span text:style-name="Source_20_Text"><text:span text:style-name="T208">ChildNode.replaceWith();</text:span></text:span></text:p>
            <text:p text:style-name="P97"/>
            <text:p text:style-name="P98"><text:span text:style-name="Source_20_Text"><text:span text:style-name="T208">Element.prototype.closest();<text:line-break/>Element.prototype.getAttributeNames();</text:span></text:span></text:p>
            <text:p text:style-name="P98"><text:span text:style-name="Source_20_Text"><text:span text:style-name="T208">Element.prototype.matches();</text:span></text:span></text:p>
            <text:p text:style-name="P98"><text:span text:style-name="Source_20_Text"><text:span text:style-name="T208">Element.prototype.toggleAttribute();</text:span></text:span></text:p>
            <text:p text:style-name="P97"/>
            <text:p text:style-name="P98"><text:span text:style-name="Source_20_Text"><text:span text:style-name="T208">ParentNode.append();</text:span></text:span></text:p>
            <text:p text:style-name="P98"><text:span text:style-name="Source_20_Text"><text:span text:style-name="T178"/></text:span></text:p>
            <text:p text:style-name="P98"><text:span text:style-name="Source_20_Text"><text:span text:style-name="T208">ParentNode.prepend();</text:span></text:span><text:span text:style-name="T228"><text:line-break/><text:line-break/></text:span><text:span text:style-name="Source_20_Text"><text:span text:style-name="T208">String.prototype[Symbol.iterator]();</text:span></text:span></text:p>
            <text:p text:style-name="P98"><text:span text:style-name="Source_20_Text"><text:span text:style-name="T208">String.prototype.includes();</text:span></text:span></text:p>
            <text:p text:style-name="P98"><text:span text:style-name="Source_20_Text"><text:span text:style-name="T208">String.prototype.repeat();</text:span></text:span><text:span text:style-name="T228"><text:line-break/></text:span></text:p>
            <text:p text:style-name="P98"><text:span text:style-name="Source_20_Text"><text:span text:style-name="T208">NodeList.prototype.forEach();</text:span></text:span><text:span text:style-name="T228"><text:line-break/></text:span></text:p>
            <text:p text:style-name="P98"><text:span text:style-name="Source_20_Text"><text:span text:style-name="T208">Object.assign();</text:span></text:span></text:p>
            <text:p text:style-name="P98"><text:span text:style-name="Source_20_Text"><text:span text:style-name="T208">Object.entries();</text:span></text:span><text:span text:style-name="T228"><text:line-break/></text:span></text:p>
            <text:p text:style-name="P98"><text:span text:style-name="Source_20_Text"><text:span text:style-name="T208">Object.getOwnPropertyDescriptors();</text:span></text:span><text:span text:style-name="T228"><text:line-break/></text:span><text:span text:style-name="Source_20_Text"><text:span text:style-name="T208">Object.values();</text:span></text:span><text:span text:style-name="T228"><text:line-break/></text:span></text:p>
            <text:p text:style-name="P98"><text:span text:style-name="Source_20_Text"><text:span text:style-name="T208">RegExp.prototype.flags;</text:span></text:span><text:span text:style-name="T228"><text:line-break/></text:span></text:p>
            <text:p text:style-name="P98"><text:span text:style-name="Source_20_Text"><text:span text:style-name="T229">window</text:span></text:span><text:span text:style-name="Source_20_Text"><text:span text:style-name="T208">.screenLeft;</text:span></text:span><text:span text:style-name="T228"><text:line-break/></text:span><text:span text:style-name="Source_20_Text"><text:span text:style-name="T229">window</text:span></text:span><text:span text:style-name="Source_20_Text"><text:span text:style-name="T208">.screenTop;</text:span></text:span></text:p>
          </table:table-cell>
          <table:table-cell table:style-name="Table3.C3" office:value-type="string">
            <text:p text:style-name="P97">Array.prototype.at();</text:p>
            <text:p text:style-name="P97"/>
            <text:p text:style-name="P97">Array.prototype.findLast();</text:p>
            <text:p text:style-name="P97">Array.prototype.findLastIndex();</text:p>
            <text:p text:style-name="P97"/>
            <text:p text:style-name="P97">Array.prototype.flat();</text:p>
            <text:p text:style-name="P97">Array.prototype.flatMap();</text:p>
            <text:p text:style-name="P97"/>
            <text:p text:style-name="P97">Number.MIN_SAFE_INTEGER;</text:p>
            <text:p text:style-name="P97">Number.MAX_SAFE_INTEGER;</text:p>
            <text:p text:style-name="P97"/>
            <text:p text:style-name="P97">Object.fromEntries();</text:p>
            <text:p text:style-name="P97">Object.is();</text:p>
            <text:p text:style-name="P97"/>
            <text:p text:style-name="P97">String.prototype.at();</text:p>
            <text:p text:style-name="P97"/>
            <text:p text:style-name="P97">String.prototype.matchAll();</text:p>
            <text:p text:style-name="P97"/>
            <text:p text:style-name="P97">String.prototype.padStart();</text:p>
            <text:p text:style-name="P97">String.prototype.padEnd();</text:p>
            <text:p text:style-name="P97"/>
            <text:p text:style-name="P97">String.prototype.replaceAll();</text:p>
            <text:p text:style-name="P97"/>
            <text:p text:style-name="P97">String.prototype.trimStart();</text:p>
            <text:p text:style-name="P97">String.prototype.trimLeft();</text:p>
            <text:p text:style-name="P97"/>
            <text:p text:style-name="P97">String.prototype.trimEnd();</text:p>
            <text:p text:style-name="P97">String.prototype.trimRight();</text:p>
            <text:p text:style-name="P97"/>
            <text:p text:style-name="P97">Typedarray.prototype.at();</text:p>
            <text:p text:style-name="P97"/>
            <text:p text:style-name="P97">TypedArray.prototype.findLast();</text:p>
            <text:p text:style-name="P9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6">v5.<text:span text:style-name="T230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97">BigInt.prototype.toJSON();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zigler, Ferenc</meta:initial-creator>
    <meta:creation-date>2018-01-01T17:18:00Z</meta:creation-date>
    <dc:date>2025-11-04T19:28:58.741579500</dc:date>
    <meta:print-date>2025-10-19T16:03:04.891526000</meta:print-date>
    <meta:editing-cycles>1130</meta:editing-cycles>
    <meta:editing-duration>P1DT9H14M45S</meta:editing-duration>
    <meta:printed-by>PDF files</meta:printed-by>
    <meta:document-statistic meta:table-count="5" meta:image-count="0" meta:object-count="0" meta:page-count="5" meta:paragraph-count="402" meta:word-count="658" meta:character-count="10222" meta:non-whitespace-character-count="9947"/>
    <meta:template xlink:type="simple" xlink:actuate="onRequest" xlink:title="" xlink:href="Normal.dotm"/>
  </office:meta>
</office:document-meta>
</file>